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roid Sans Fallback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Droid Sans Fallback1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left" draw:textarea-vertical-align="top" draw:auto-grow-height="false" fo:min-height="4.05cm" fo:min-width="10.4cm"/>
    </style:style>
    <style:style style:name="gr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0" style:family="graphic" style:parent-style-name="standard">
      <style:graphic-properties draw:textarea-horizontal-align="justify" draw:textarea-vertical-align="middle" draw:auto-grow-height="false" fo:min-height="0.25cm" fo:min-width="0cm"/>
    </style:style>
    <style:style style:name="gr4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42" style:family="graphic" style:parent-style-name="standard">
      <style:graphic-properties draw:textarea-horizontal-align="justify" draw:textarea-vertical-align="middle" draw:auto-grow-height="false" fo:min-height="0.45cm" fo:min-width="0cm"/>
    </style:style>
    <style:style style:name="gr4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6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65" style:family="graphic" style:parent-style-name="standard">
      <style:graphic-properties draw:stroke="dash" draw:stroke-dash="Fine_20_Dashed" draw:fill="none" draw:fill-color="#cfe7f5" draw:textarea-horizontal-align="justify" draw:textarea-vertical-align="middle" draw:auto-grow-height="false" fo:min-height="6.95cm" fo:min-width="13cm"/>
    </style:style>
    <style:style style:name="gr66" style:family="graphic" style:parent-style-name="standard">
      <style:graphic-properties draw:stroke="dash" draw:stroke-dash="Fine_20_Dashed" draw:fill="none" draw:fill-color="#cfe7f5" draw:textarea-horizontal-align="justify" draw:textarea-vertical-align="middle" draw:auto-grow-height="false" fo:min-height="0.75cm" fo:min-width="13cm"/>
    </style:style>
    <style:style style:name="gr6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6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6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285cm" fo:min-width="3.682cm"/>
    </style:style>
    <style:style style:name="gr7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285cm" fo:min-width="3.605cm"/>
    </style:style>
    <style:style style:name="gr7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7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285cm" fo:min-width="3.405cm"/>
    </style:style>
    <style:style style:name="gr7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7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7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80" style:family="graphic" style:parent-style-name="standard">
      <style:graphic-properties draw:stroke="dash" draw:stroke-dash="Fine_20_Dashed" draw:fill="none" draw:fill-color="#cfe7f5" draw:textarea-horizontal-align="justify" draw:textarea-vertical-align="middle" draw:auto-grow-height="false" fo:min-height="8.45cm" fo:min-width="13cm"/>
    </style:style>
    <style:style style:name="gr81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middle" draw:auto-grow-height="false" fo:min-height="0.313cm" fo:min-width="0cm" fo:padding-left="0cm" fo:padding-right="0cm"/>
    </style:style>
    <style:style style:name="gr82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middle" draw:auto-grow-height="false" fo:min-height="0.285cm" fo:min-width="3.989cm" fo:padding-left="0cm" fo:padding-right="0cm"/>
    </style:style>
    <style:style style:name="gr83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middle" draw:auto-grow-height="false" fo:min-height="0.285cm" fo:min-width="0.14cm" fo:padding-left="0cm" fo:padding-right="0cm"/>
    </style:style>
    <style:style style:name="gr8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874cm"/>
    </style:style>
    <style:style style:name="gr8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86" style:family="graphic" style:parent-style-name="objectwithoutfill">
      <style:graphic-properties draw:fill="none" draw:textarea-vertical-align="middle"/>
    </style:style>
    <style:style style:name="gr8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507cm"/>
    </style:style>
    <style:style style:name="gr8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89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9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507cm"/>
    </style:style>
    <style:style style:name="gr9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7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506cm"/>
    </style:style>
    <style:style style:name="gr10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5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1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3cm"/>
    </style:style>
    <style:style style:name="gr1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13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1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1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1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1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21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2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2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2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3cm"/>
    </style:style>
    <style:style style:name="gr12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12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3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3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3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3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35" style:family="graphic" style:parent-style-name="standard" style:list-style-name="L2">
      <style:graphic-properties draw:textarea-horizontal-align="justify" draw:textarea-vertical-align="middle" draw:auto-grow-height="false" fo:min-height="1.09cm" fo:min-width="4.356cm" fo:wrap-option="wrap"/>
    </style:style>
    <style:style style:name="gr13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37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3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3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4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4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4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14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275cm"/>
    </style:style>
    <style:style style:name="gr14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4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4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4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4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4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5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5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5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5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5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5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5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57" style:family="graphic" style:parent-style-name="objectwithoutfill">
      <style:graphic-properties draw:marker-start="Arrow" draw:marker-end="Arrow" draw:fill="none" draw:textarea-vertical-align="middle"/>
    </style:style>
    <style:style style:name="gr158" style:family="graphic" style:parent-style-name="standard" style:list-style-name="L2">
      <style:graphic-properties draw:stroke="none" draw:fill="none" fo:min-height="0.32cm"/>
    </style:style>
    <style:style style:name="gr15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6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61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6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6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6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6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6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6cm"/>
    </style:style>
    <style:style style:name="gr167" style:family="graphic" style:parent-style-name="objectwithoutfill">
      <style:graphic-properties svg:stroke-color="#ff3333" draw:marker-start="Arrow" draw:marker-start-width="0.3cm" draw:marker-end="Arrow" draw:marker-end-width="0.3cm" draw:fill="none" draw:textarea-vertical-align="middle"/>
    </style:style>
    <style:style style:name="gr16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6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7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7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7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7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7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7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7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8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8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8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18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8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8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8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8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8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8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19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426cm"/>
    </style:style>
    <style:style style:name="gr19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26cm"/>
    </style:style>
    <style:style style:name="gr192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26cm"/>
    </style:style>
    <style:style style:name="gr19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26cm"/>
    </style:style>
    <style:style style:name="gr19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15cm" fo:min-width="2.786cm"/>
    </style:style>
    <style:style style:name="gr19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20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1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3cm"/>
    </style:style>
    <style:style style:name="gr20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07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0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0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2" style:family="graphic" style:parent-style-name="standard">
      <style:graphic-properties draw:fill="none" draw:textarea-vertical-align="middle" draw:auto-grow-height="false" fo:min-height="3.922cm" fo:min-width="0cm"/>
    </style:style>
    <style:style style:name="gr223" style:family="graphic" style:parent-style-name="standard" style:list-style-name="L2">
      <style:graphic-properties draw:fill="none" draw:textarea-vertical-align="middle" draw:auto-grow-height="false" fo:min-height="1.645cm" fo:min-width="0cm"/>
    </style:style>
    <style:style style:name="gr22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2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2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2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2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2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3cm"/>
    </style:style>
    <style:style style:name="gr23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6" style:family="graphic" style:parent-style-name="standard" style:list-style-name="L2">
      <style:graphic-properties draw:textarea-horizontal-align="justify" draw:textarea-vertical-align="middle" draw:auto-grow-height="false" fo:min-height="1.018cm" fo:min-width="2.104cm" fo:wrap-option="wrap"/>
    </style:style>
    <style:style style:name="gr23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23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3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4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4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4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24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4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4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4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4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24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4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5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5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5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253" style:family="graphic" style:parent-style-name="standard" style:list-style-name="L2">
      <style:graphic-properties draw:textarea-horizontal-align="justify" draw:textarea-vertical-align="middle" draw:auto-grow-height="false" fo:min-height="1.018cm" fo:min-width="2.104cm" fo:wrap-option="wrap"/>
    </style:style>
    <style:style style:name="gr254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25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3cm"/>
    </style:style>
    <style:style style:name="gr256" style:family="graphic" style:parent-style-name="standard" style:list-style-name="L2">
      <style:graphic-properties draw:textarea-horizontal-align="justify" draw:textarea-vertical-align="middle" draw:auto-grow-height="false" fo:min-height="1.932cm" fo:min-width="2.878cm" fo:wrap-option="wrap"/>
    </style:style>
    <style:style style:name="gr257" style:family="graphic" style:parent-style-name="standard" style:list-style-name="L2">
      <style:graphic-properties draw:textarea-horizontal-align="justify" draw:textarea-vertical-align="middle" draw:auto-grow-height="false" fo:min-height="0.834cm" fo:min-width="2.284cm" fo:wrap-option="wrap"/>
    </style:style>
    <style:style style:name="gr258" style:family="graphic" style:parent-style-name="standard" style:list-style-name="L2">
      <style:graphic-properties draw:textarea-horizontal-align="justify" draw:textarea-vertical-align="middle" draw:auto-grow-height="false" fo:min-height="1.646cm" fo:min-width="4.396cm" fo:wrap-option="wrap"/>
    </style:style>
    <style:style style:name="gr259" style:family="graphic" style:parent-style-name="standard" style:list-style-name="L2">
      <style:graphic-properties draw:stroke="none" draw:fill="none" fo:min-height="0.116cm"/>
    </style:style>
    <style:style style:name="gr26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261" style:family="graphic" style:parent-style-name="standard" style:list-style-name="L2">
      <style:graphic-properties draw:textarea-horizontal-align="justify" draw:textarea-vertical-align="middle" draw:auto-grow-height="false" fo:min-height="0.834cm" fo:min-width="2.684cm" fo:wrap-option="wrap"/>
    </style:style>
    <style:style style:name="gr262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0.16cm" fo:min-width="11.918cm"/>
    </style:style>
    <style:style style:name="gr263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5.746cm" fo:min-width="11.996cm"/>
    </style:style>
    <style:style style:name="gr264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.414cm" fo:min-width="9.071cm"/>
    </style:style>
    <style:style style:name="gr265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5.345cm" fo:min-width="9.003cm"/>
    </style:style>
    <style:style style:name="gr26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26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268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26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27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27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27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27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8cm"/>
    </style:style>
    <style:style style:name="gr27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27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76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7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7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7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8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8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82" style:family="graphic" style:parent-style-name="objectwithoutfill">
      <style:graphic-properties draw:marker-start="Arrow" draw:marker-end="Arrow" draw:fill="none" draw:textarea-vertical-align="middle"/>
    </style:style>
    <style:style style:name="gr28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28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28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28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28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28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8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9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9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9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9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29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29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9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9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8cm"/>
    </style:style>
    <style:style style:name="gr298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.807cm" fo:min-width="9.065cm"/>
    </style:style>
    <style:style style:name="gr299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.807cm" fo:min-width="7.566cm"/>
    </style:style>
    <style:style style:name="gr30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0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02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0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0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0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0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0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0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3cm"/>
    </style:style>
    <style:style style:name="gr30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13" style:family="graphic" style:parent-style-name="standard" style:list-style-name="L2">
      <style:graphic-properties draw:fill="none" draw:textarea-vertical-align="middle" draw:auto-grow-height="false" fo:min-height="3.543cm" fo:min-width="0cm"/>
    </style:style>
    <style:style style:name="gr31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18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5.746cm" fo:min-width="7.795cm"/>
    </style:style>
    <style:style style:name="gr31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3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21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2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2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32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28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2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3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3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33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33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33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3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3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3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3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4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34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4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4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4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4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46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6.448cm" fo:min-width="9.998cm" fo:wrap-option="wrap"/>
    </style:style>
    <style:style style:name="gr347" style:family="graphic" style:parent-style-name="standard" style:list-style-name="L1">
      <style:graphic-properties draw:marker-end="Short_20_line_20_Arrow" draw:fill="solid" draw:fill-color="#ffff99" draw:textarea-horizontal-align="justify" draw:textarea-vertical-align="middle" draw:auto-grow-height="false" fo:min-height="0.076cm" fo:min-width="2.728cm"/>
    </style:style>
    <style:style style:name="gr348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49" style:family="graphic" style:parent-style-name="standard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50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51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52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53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54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55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5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35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5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5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6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6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62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118cm" fo:min-width="0cm"/>
    </style:style>
    <style:style style:name="gr363" style:family="graphic" style:parent-style-name="standard">
      <style:graphic-properties draw:fill-color="#ff6600" draw:textarea-horizontal-align="justify" draw:textarea-vertical-align="middle" draw:auto-grow-height="false" fo:min-height="1.25cm" fo:min-width="2.499cm" fo:wrap-option="wrap"/>
    </style:style>
    <style:style style:name="gr364" style:family="graphic" style:parent-style-name="standard">
      <style:graphic-properties draw:textarea-horizontal-align="justify" draw:textarea-vertical-align="middle" draw:auto-grow-height="false" fo:min-height="0.75cm" fo:min-width="2.1cm"/>
    </style:style>
    <style:style style:name="gr365" style:family="graphic" style:parent-style-name="standard" style:list-style-name="L1">
      <style:graphic-properties draw:textarea-horizontal-align="justify" draw:textarea-vertical-align="middle" draw:auto-grow-height="false" fo:min-height="0.75cm" fo:min-width="2.1cm" fo:wrap-option="wrap"/>
    </style:style>
    <style:style style:name="gr366" style:family="graphic" style:parent-style-name="standard" style:list-style-name="L1">
      <style:graphic-properties draw:textarea-horizontal-align="justify" draw:textarea-vertical-align="middle" draw:auto-grow-height="false" fo:min-height="0.75cm" fo:min-width="2.1cm"/>
    </style:style>
    <style:style style:name="gr367" style:family="graphic" style:parent-style-name="standard" style:list-style-name="L1">
      <style:graphic-properties draw:textarea-horizontal-align="justify" draw:textarea-vertical-align="middle" draw:auto-grow-height="false" fo:min-height="0.75cm" fo:min-width="2.1cm"/>
    </style:style>
    <style:style style:name="gr36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36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7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7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7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7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7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484cm" fo:min-width="1.926cm"/>
    </style:style>
    <style:style style:name="gr37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37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7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7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7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8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8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8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8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8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38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8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8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8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8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9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9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39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9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9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9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9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9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font-size="8pt" style:font-size-asian="8pt" style:font-size-complex="18pt"/>
    </style:style>
    <style:style style:name="P4" style:family="paragraph">
      <style:paragraph-properties fo:margin-top="0.1cm" fo:margin-bottom="0.1cm" fo:line-height="100%" fo:text-align="start"/>
    </style:style>
    <style:style style:name="P5" style:family="paragraph">
      <loext:graphic-properties draw:fill="solid" draw:fill-color="#ffff99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6" style:family="paragraph">
      <loext:graphic-properties draw:fill="solid" draw:fill-color="#ccffff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cfe7f5"/>
      <style:paragraph-properties fo:text-align="center"/>
    </style:style>
    <style:style style:name="P10" style:family="paragraph"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11" style:family="paragraph">
      <style:paragraph-properties fo:margin-left="0cm" fo:margin-right="0cm" fo:margin-top="0.1cm" fo:margin-bottom="0.1cm" fo:line-height="100%" fo:text-align="start" fo:text-indent="0cm"/>
    </style:style>
    <style:style style:name="P12" style:family="paragraph">
      <loext:graphic-properties draw:fill="solid" draw:fill-color="#ffff99"/>
      <style:paragraph-properties fo:margin-left="0cm" fo:margin-right="0cm" fo:margin-top="0.1cm" fo:margin-bottom="0.1cm" fo:line-height="100%" fo:text-align="start" fo:text-indent="0cm"/>
      <style:text-properties fo:color="#000000" style:font-name="Arial" fo:font-size="8pt" style:letter-kerning="true" style:font-size-asian="8pt" style:font-name-complex="Lohit Hindi" style:font-size-complex="8pt"/>
    </style:style>
    <style:style style:name="P13" style:family="paragraph">
      <loext:graphic-properties draw:fill="none"/>
      <style:paragraph-properties fo:margin-left="0cm" fo:margin-right="0cm" fo:margin-top="0.1cm" fo:margin-bottom="0.1cm" fo:line-height="100%" fo:text-align="start" fo:text-indent="0cm"/>
      <style:text-properties fo:color="#000000" style:font-name="Arial" fo:font-size="8pt" style:letter-kerning="true" style:font-size-asian="8pt" style:font-name-complex="Lohit Hindi" style:font-size-complex="8pt"/>
    </style:style>
    <style:style style:name="P14" style:family="paragraph">
      <loext:graphic-properties draw:fill="none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15" style:family="paragraph">
      <loext:graphic-properties draw:fill="solid" draw:fill-color="#ccffff"/>
      <style:paragraph-properties fo:margin-top="0.1cm" fo:margin-bottom="0.1cm" fo:line-height="100%" fo:text-align="start"/>
      <style:text-properties fo:color="#ff33ff" style:font-name="Arial" fo:font-size="8pt" style:letter-kerning="true" style:font-size-asian="8pt" style:font-name-complex="Lohit Hindi" style:font-size-complex="8pt"/>
    </style:style>
    <style:style style:name="P16" style:family="paragraph">
      <loext:graphic-properties draw:fill="solid" draw:fill-color="#ffff99"/>
      <style:paragraph-properties fo:margin-top="0.1cm" fo:margin-bottom="0.1cm" fo:line-height="100%" fo:text-align="start"/>
      <style:text-properties fo:color="#ff33ff" style:font-name="Arial" fo:font-size="8pt" style:letter-kerning="true" style:font-size-asian="8pt" style:font-name-complex="Lohit Hindi" style:font-size-complex="8pt"/>
    </style:style>
    <style:style style:name="P17" style:family="paragraph">
      <style:paragraph-properties fo:margin-left="0cm" fo:margin-right="0cm" fo:margin-top="0.1cm" fo:margin-bottom="0.1cm" fo:line-height="100%" fo:text-align="start" fo:text-indent="0cm"/>
      <style:text-properties fo:color="#000000" style:font-name="Arial" fo:font-size="8pt" style:letter-kerning="true" style:font-size-asian="8pt" style:font-name-complex="Lohit Hindi" style:font-size-complex="8pt"/>
    </style:style>
    <style:style style:name="P18" style:family="paragraph">
      <style:paragraph-properties fo:margin-top="0.1cm" fo:margin-bottom="0.1cm" fo:line-height="100%" fo:text-align="start"/>
      <style:text-properties fo:color="#000000" fo:font-size="8pt" style:font-size-asian="8pt" style:font-size-complex="8pt"/>
    </style:style>
    <style:style style:name="P19" style:family="paragraph">
      <loext:graphic-properties draw:fill="none"/>
      <style:paragraph-properties fo:text-align="center"/>
      <style:text-properties fo:font-size="8pt" style:font-size-asian="8pt"/>
    </style:style>
    <style:style style:name="P20" style:family="paragraph">
      <loext:graphic-properties draw:fill="none"/>
      <style:paragraph-properties fo:text-align="center"/>
      <style:text-properties fo:font-size="8pt" style:font-size-asian="18pt" style:font-size-complex="18pt"/>
    </style:style>
    <style:style style:name="P21" style:family="paragraph">
      <style:paragraph-properties fo:margin-top="0.1cm" fo:margin-bottom="0.1cm"/>
    </style:style>
    <style:style style:name="P22" style:family="paragraph">
      <loext:graphic-properties draw:fill-color="#ff6600"/>
      <style:paragraph-properties fo:margin-top="0.1cm" fo:margin-bottom="0.1cm" fo:text-align="center"/>
    </style:style>
    <style:style style:name="P23" style:family="paragraph">
      <style:paragraph-properties fo:margin-top="0.1cm" fo:margin-bottom="0.1cm" fo:text-align="center"/>
      <style:text-properties fo:font-size="8pt" style:font-size-asian="8pt" style:font-size-complex="18pt"/>
    </style:style>
    <style:style style:name="P24" style:family="paragraph">
      <style:paragraph-properties fo:margin-left="0cm" fo:margin-right="0cm" fo:margin-top="0.1cm" fo:margin-bottom="0.1cm" fo:text-align="start" fo:text-indent="0cm"/>
    </style:style>
    <style:style style:name="P25" style:family="paragraph">
      <style:paragraph-properties fo:margin-left="0cm" fo:margin-right="0cm" fo:margin-top="0.1cm" fo:margin-bottom="0.1cm" fo:text-align="start" fo:text-indent="0cm"/>
      <style:text-properties style:font-name="Arial" fo:font-size="8pt" style:letter-kerning="true" style:font-size-asian="8pt" style:font-name-complex="Lohit Hindi" style:font-size-complex="18pt"/>
    </style:style>
    <style:style style:name="T1" style:family="text">
      <style:text-properties fo:font-size="8pt" style:font-size-asian="8pt" style:font-size-complex="18pt"/>
    </style:style>
    <style:style style:name="T2" style:family="text">
      <style:text-properties fo:color="#000000" style:font-name="Arial" fo:font-size="8pt" style:letter-kerning="true" style:font-size-asian="8pt" style:font-name-complex="Lohit Hindi" style:font-size-complex="8pt"/>
    </style:style>
    <style:style style:name="T3" style:family="text">
      <style:text-properties fo:color="#000000" style:font-name="Arial" fo:font-size="5pt" style:letter-kerning="true" style:font-size-asian="8pt" style:font-name-complex="Lohit Hindi" style:font-size-complex="8pt"/>
    </style:style>
    <style:style style:name="T4" style:family="text">
      <style:text-properties fo:color="#ff33ff" style:font-name="Arial" fo:font-size="8pt" style:letter-kerning="true" style:font-size-asian="8pt" style:font-name-complex="Lohit Hindi" style:font-size-complex="8pt"/>
    </style:style>
    <style:style style:name="T5" style:family="text">
      <style:text-properties fo:color="#ff00cc" style:font-name="Arial" fo:font-size="8pt" style:letter-kerning="true" style:font-size-asian="8pt" style:font-name-complex="Lohit Hindi" style:font-size-complex="8pt"/>
    </style:style>
    <style:style style:name="T6" style:family="text">
      <style:text-properties fo:font-size="8pt" style:font-size-asian="8pt"/>
    </style:style>
    <style:style style:name="T7" style:family="text">
      <style:text-properties fo:font-size="8pt" style:font-size-asian="18pt" style:font-size-complex="18pt"/>
    </style:style>
    <style:style style:name="T8" style:family="text">
      <style:text-properties fo:color="#ff3333" style:font-name="Arial" fo:font-size="8pt" style:letter-kerning="true" style:font-size-asian="8pt" style:font-name-complex="Lohit Hindi" style:font-size-complex="8pt"/>
    </style:style>
    <style:style style:name="T9" style:family="text">
      <style:text-properties fo:color="#000000" fo:font-size="8pt" style:font-size-asian="8pt" style:font-size-complex="8pt"/>
    </style:style>
    <style:style style:name="T10" style:family="text">
      <style:text-properties fo:color="#000000" fo:font-size="8pt" style:font-size-asian="8pt" style:font-size-complex="18pt"/>
    </style:style>
    <style:style style:name="T11" style:family="text">
      <style:text-properties style:font-name="Arial" fo:font-size="8pt" style:letter-kerning="true" style:font-size-asian="8pt" style:font-name-complex="Lohit Hindi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10.9cm" svg:height="4.3cm" svg:x="1.1cm" svg:y="0.9cm">
          <text:p text:style-name="P1"><text:span text:style-name="T1">目录页</text:span></text:p>
          <text:p text:style-name="P2"><text:span text:style-name="T1">page2</text:span><text:span text:style-name="T1">：段寻址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" draw:text-style-name="P5" draw:layer="layout" svg:width="2.548cm" svg:height="0.4cm" svg:x="0.852cm" svg:y="2cm">
          <text:p text:style-name="P4"><text:span text:style-name="T2">段寄存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1" draw:id="id1" draw:layer="layout" svg:width="2.548cm" svg:height="0.4cm" svg:x="0.852cm" svg:y="2.4cm">
          <text:p text:style-name="P4"><text:span text:style-name="T2">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2.548cm" svg:height="0.4cm" svg:x="0.852cm" svg:y="3.201cm">
          <text:p text:style-name="P4"><text:span text:style-name="T2">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2.548cm" svg:height="0.4cm" svg:x="0.852cm" svg:y="3.601cm">
          <text:p text:style-name="P4"><text:span text:style-name="T2">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2.548cm" svg:height="0.4cm" svg:x="0.852cm" svg:y="2.8cm">
          <text:p text:style-name="P4"><text:span text:style-name="T2">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0.347cm" svg:height="0.599cm" svg:x="4.053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0.347cm" svg:height="0.599cm" svg:x="4.4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0.347cm" svg:height="0.599cm" svg:x="4.753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0.347cm" svg:height="0.599cm" svg:x="5.1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draw:layer="layout" svg:width="0.347cm" svg:height="0.599cm" svg:x="5.453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" draw:layer="layout" svg:width="0.347cm" svg:height="0.599cm" svg:x="5.8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6" draw:layer="layout" svg:width="0.347cm" svg:height="0.599cm" svg:x="6.153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6" xml:id="id2" draw:id="id2" draw:layer="layout" svg:width="0.347cm" svg:height="0.599cm" svg:x="6.5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draw:layer="layout" svg:width="0.347cm" svg:height="0.599cm" svg:x="6.8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6" draw:layer="layout" svg:width="0.347cm" svg:height="0.599cm" svg:x="7.2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6" draw:layer="layout" svg:width="0.347cm" svg:height="0.599cm" svg:x="7.5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6" draw:layer="layout" svg:width="0.347cm" svg:height="0.599cm" svg:x="7.9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6" draw:layer="layout" svg:width="0.347cm" svg:height="0.599cm" svg:x="8.2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6" draw:layer="layout" svg:width="0.347cm" svg:height="0.599cm" svg:x="8.6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6" draw:layer="layout" svg:width="0.347cm" svg:height="0.599cm" svg:x="8.9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6" draw:layer="layout" svg:width="0.347cm" svg:height="0.599cm" svg:x="9.3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3.4cm" svg:y1="2.6cm" svg:x2="6.678cm" svg:y2="4.101cm" draw:start-shape="id1" draw:start-glue-point="1" draw:end-shape="id2" draw:end-glue-point="0" svg:d="M3400 2600h3278v1501" svg:viewBox="0 0 3279 1502">
          <text:p/>
        </draw:connector>
        <draw:custom-shape draw:style-name="gr24" draw:text-style-name="P6" draw:layer="layout" svg:width="0.347cm" svg:height="0.599cm" svg:x="5.4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6" draw:layer="layout" svg:width="0.347cm" svg:height="0.599cm" svg:x="5.8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6" draw:layer="layout" svg:width="0.347cm" svg:height="0.599cm" svg:x="6.1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6" draw:layer="layout" svg:width="0.347cm" svg:height="0.599cm" svg:x="6.5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6" draw:layer="layout" svg:width="0.347cm" svg:height="0.599cm" svg:x="6.8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6" draw:layer="layout" svg:width="0.347cm" svg:height="0.599cm" svg:x="7.2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6" draw:layer="layout" svg:width="0.347cm" svg:height="0.599cm" svg:x="7.5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6" draw:layer="layout" svg:width="0.347cm" svg:height="0.599cm" svg:x="7.9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6" draw:layer="layout" svg:width="0.347cm" svg:height="0.599cm" svg:x="8.2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6" draw:layer="layout" svg:width="0.347cm" svg:height="0.599cm" svg:x="8.6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6" draw:layer="layout" svg:width="0.347cm" svg:height="0.599cm" svg:x="8.9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6" draw:layer="layout" svg:width="0.347cm" svg:height="0.599cm" svg:x="9.3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6" draw:layer="layout" svg:width="0.347cm" svg:height="0.599cm" svg:x="9.6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6" draw:layer="layout" svg:width="0.347cm" svg:height="0.599cm" svg:x="10.0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6" draw:layer="layout" svg:width="0.347cm" svg:height="0.599cm" svg:x="10.3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6" xml:id="id4" draw:id="id4" draw:layer="layout" svg:width="0.347cm" svg:height="0.599cm" svg:x="10.7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8" draw:layer="layout" svg:width="0.7cm" svg:height="0.7cm" svg:x="7.1cm" svg:y="4.9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41" draw:text-style-name="P5" xml:id="id3" draw:id="id3" draw:layer="layout" svg:width="2.548cm" svg:height="0.4cm" svg:x="11.1cm" svg:y="4.1cm">
          <text:p text:style-name="P4"><text:span text:style-name="T2">指令内部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2.374cm" svg:y1="4.5cm" svg:x2="11.077cm" svg:y2="6.1cm" draw:start-shape="id3" draw:start-glue-point="2" draw:end-shape="id4" draw:end-glue-point="1" svg:d="M12374 4500v1600h-1297" svg:viewBox="0 0 1298 1601">
          <text:p/>
        </draw:connector>
        <draw:custom-shape draw:style-name="gr42" draw:text-style-name="P8" draw:layer="layout" svg:width="0.8cm" svg:height="0.8cm" svg:x="7cm" svg:y="6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" draw:text-style-name="P6" draw:layer="layout" svg:width="0.347cm" svg:height="0.599cm" svg:x="4.0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6" draw:layer="layout" svg:width="0.347cm" svg:height="0.599cm" svg:x="4.4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6" draw:layer="layout" svg:width="0.347cm" svg:height="0.599cm" svg:x="4.7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6" draw:layer="layout" svg:width="0.347cm" svg:height="0.599cm" svg:x="5.1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6" draw:layer="layout" svg:width="0.347cm" svg:height="0.599cm" svg:x="5.4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6" draw:layer="layout" svg:width="0.347cm" svg:height="0.599cm" svg:x="5.8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6" draw:layer="layout" svg:width="0.347cm" svg:height="0.599cm" svg:x="6.1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6" draw:layer="layout" svg:width="0.347cm" svg:height="0.599cm" svg:x="6.5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6" draw:layer="layout" svg:width="0.347cm" svg:height="0.599cm" svg:x="6.8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6" draw:layer="layout" svg:width="0.347cm" svg:height="0.599cm" svg:x="7.2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6" draw:layer="layout" svg:width="0.347cm" svg:height="0.599cm" svg:x="7.5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6" draw:layer="layout" svg:width="0.347cm" svg:height="0.599cm" svg:x="7.9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6" draw:layer="layout" svg:width="0.347cm" svg:height="0.599cm" svg:x="8.2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6" draw:layer="layout" svg:width="0.347cm" svg:height="0.599cm" svg:x="8.6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6" draw:layer="layout" svg:width="0.347cm" svg:height="0.599cm" svg:x="8.9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6" draw:layer="layout" svg:width="0.347cm" svg:height="0.599cm" svg:x="9.3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6" draw:layer="layout" svg:width="0.347cm" svg:height="0.599cm" svg:x="9.678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6" draw:layer="layout" svg:width="0.347cm" svg:height="0.599cm" svg:x="10.0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6" draw:layer="layout" svg:width="0.347cm" svg:height="0.599cm" svg:x="10.378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6" xml:id="id6" draw:id="id6" draw:layer="layout" svg:width="0.347cm" svg:height="0.599cm" svg:x="10.7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5" xml:id="id5" draw:id="id5" draw:layer="layout" svg:width="2.548cm" svg:height="0.4cm" svg:x="11.177cm" svg:y="6.8cm">
          <text:p text:style-name="P4"><text:span text:style-name="T2">20</text:span><text:span text:style-name="T2">位地址空间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2.451cm" svg:y1="7.2cm" svg:x2="11.077cm" svg:y2="8cm" draw:start-shape="id5" draw:start-glue-point="2" draw:end-shape="id6" draw:end-glue-point="1" svg:d="M12451 7200v800h-1374" svg:viewBox="0 0 1375 801">
          <text:p/>
        </draw:connector>
        <draw:custom-shape draw:style-name="gr4" draw:text-style-name="P6" draw:layer="layout" svg:width="2.548cm" svg:height="0.4cm" svg:x="0.853cm" svg:y="4.007cm">
          <text:p text:style-name="P4"><text:span text:style-name="T2">F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6" draw:layer="layout" svg:width="2.548cm" svg:height="0.4cm" svg:x="0.853cm" svg:y="4.407cm">
          <text:p text:style-name="P4"><text:span text:style-name="T2">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9" draw:layer="layout" svg:width="13.5cm" svg:height="7.2cm" svg:x="0.6cm" svg:y="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9" draw:layer="layout" svg:width="13.5cm" svg:height="1cm" svg:x="0.6cm" svg:y="0.8cm">
          <text:p text:style-name="P8">实地址模式</text:p>
          <draw:enhanced-geometry svg:viewBox="0 0 21600 21600" draw:type="rectangle" draw:enhanced-path="M 0 0 L 21600 0 21600 21600 0 21600 0 0 Z N"/>
        </draw:custom-shape>
        <draw:custom-shape draw:style-name="gr67" draw:text-style-name="P5" draw:layer="layout" svg:width="2.548cm" svg:height="0.4cm" svg:x="15.253cm" svg:y="4cm">
          <text:p text:style-name="P4"><text:span text:style-name="T2">段寄存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6" xml:id="id16" draw:id="id16" draw:layer="layout" svg:width="2.548cm" svg:height="0.4cm" svg:x="15.253cm" svg:y="4.4cm">
          <text:p text:style-name="P4"><text:span text:style-name="T2">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2.548cm" svg:height="0.4cm" svg:x="15.253cm" svg:y="5.201cm">
          <text:p text:style-name="P4"><text:span text:style-name="T2">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6" draw:layer="layout" svg:width="2.548cm" svg:height="0.4cm" svg:x="15.253cm" svg:y="5.601cm">
          <text:p text:style-name="P4"><text:span text:style-name="T2">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6" draw:layer="layout" svg:width="2.548cm" svg:height="0.4cm" svg:x="15.253cm" svg:y="4.8cm">
          <text:p text:style-name="P4"><text:span text:style-name="T2">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6" draw:layer="layout" svg:width="4.246cm" svg:height="0.599cm" svg:x="19.854cm" svg:y="6.101cm">
          <text:p text:style-name="P4"><text:span text:style-name="T2">基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6" xml:id="id8" draw:id="id8" draw:layer="layout" svg:width="4.169cm" svg:height="0.599cm" svg:x="19.931cm" svg:y="7.801cm">
          <text:p text:style-name="P4"><text:span text:style-name="T2">指令内部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8" draw:layer="layout" svg:width="0.7cm" svg:height="0.7cm" svg:x="21.501cm" svg:y="6.9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73" draw:text-style-name="P5" xml:id="id7" draw:id="id7" draw:layer="layout" svg:width="2.548cm" svg:height="0.4cm" svg:x="25.501cm" svg:y="6.1cm">
          <text:p text:style-name="P4"><text:span text:style-name="T2">指令内部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26.775cm" svg:y1="6.5cm" svg:x2="24.1cm" svg:y2="8.1cm" draw:start-shape="id7" draw:start-glue-point="2" draw:end-shape="id8" draw:end-glue-point="1" svg:d="M26775 6500v1600h-2675" svg:viewBox="0 0 2676 1601">
          <text:p/>
        </draw:connector>
        <draw:custom-shape draw:style-name="gr42" draw:text-style-name="P8" draw:layer="layout" svg:width="0.8cm" svg:height="0.8cm" svg:x="21.501cm" svg:y="8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4" draw:text-style-name="P6" xml:id="id10" draw:id="id10" draw:layer="layout" svg:width="3.969cm" svg:height="0.599cm" svg:x="19.931cm" svg:y="9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5" xml:id="id9" draw:id="id9" draw:layer="layout" svg:width="2.548cm" svg:height="0.4cm" svg:x="25.578cm" svg:y="8.8cm">
          <text:p text:style-name="P4"><text:span text:style-name="T2">要访问的实际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26.852cm" svg:y1="9.2cm" svg:x2="23.9cm" svg:y2="10cm" draw:start-shape="id9" draw:start-glue-point="2" draw:end-shape="id10" draw:end-glue-point="1" svg:d="M26852 9200v800h-2952" svg:viewBox="0 0 2953 801">
          <text:p/>
        </draw:connector>
        <draw:custom-shape draw:style-name="gr4" draw:text-style-name="P6" draw:layer="layout" svg:width="2.548cm" svg:height="0.4cm" svg:x="15.254cm" svg:y="6.007cm">
          <text:p text:style-name="P4"><text:span text:style-name="T2">F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2.548cm" svg:height="0.4cm" svg:x="15.254cm" svg:y="6.407cm">
          <text:p text:style-name="P4"><text:span text:style-name="T2">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5" xml:id="id15" draw:id="id15" draw:layer="layout" svg:width="2.548cm" svg:height="0.4cm" svg:x="25.454cm" svg:y="4.001cm">
          <text:p text:style-name="P4"><text:span text:style-name="T2">地址段描述符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6" xml:id="id11" draw:id="id11" draw:layer="layout" svg:width="2.548cm" svg:height="0.4cm" svg:x="25.454cm" svg:y="4.401cm">
          <text:p text:style-name="P4"><text:span text:style-name="T2">基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2.548cm" svg:height="0.4cm" svg:x="25.454cm" svg:y="5.202cm">
          <text:p text:style-name="P4"><text:span text:style-name="T2">段权限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6" draw:layer="layout" svg:width="2.548cm" svg:height="0.4cm" svg:x="25.454cm" svg:y="4.801cm">
          <text:p text:style-name="P4"><text:span text:style-name="T2">段长度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draw:line-skew="0.396cm" svg:x1="25.454cm" svg:y1="4.601cm" svg:x2="24.054cm" svg:y2="6.4cm" draw:start-shape="id11" draw:start-glue-point="3" svg:d="M25454 4601h-554v1799h-846" svg:viewBox="0 0 1401 1800">
          <text:p/>
        </draw:connector>
        <draw:custom-shape draw:style-name="gr80" draw:text-style-name="P9" draw:layer="layout" svg:width="13.5cm" svg:height="8.7cm" svg:x="15cm" svg:y="1.8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9" draw:layer="layout" svg:width="13.5cm" svg:height="1cm" svg:x="15cm" svg:y="0.8cm">
          <text:p text:style-name="P8">保护模式</text:p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347cm" svg:height="0.599cm" svg:x="23.453cm" svg:y="5.001cm">
          <text:p text:style-name="P4"><text:span text:style-name="T2">T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6" xml:id="id12" draw:id="id12" draw:layer="layout" svg:width="4.553cm" svg:height="0.599cm" svg:x="18.9cm" svg:y="5.001cm">
          <text:p text:style-name="P4"><text:span text:style-name="T2">inde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6" draw:layer="layout" svg:width="0.704cm" svg:height="0.599cm" svg:x="23.796cm" svg:y="5.001cm">
          <text:p text:style-name="P4"><text:span text:style-name="T2">RP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6" xml:id="id14" draw:id="id14" draw:layer="layout" svg:width="2.448cm" svg:height="0.4cm" svg:x="22.852cm" svg:y="3.2cm">
          <text:p text:style-name="P4"><text:span text:style-name="T2">GDTR/LDT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8" xml:id="id13" draw:id="id13" draw:layer="layout" svg:width="0.7cm" svg:height="0.7cm" svg:x="22cm" svg:y="3.1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onnector draw:style-name="gr23" draw:text-style-name="P7" draw:layer="layout" svg:x1="21.176cm" svg:y1="5.001cm" svg:x2="22cm" svg:y2="3.45cm" draw:start-shape="id12" draw:start-glue-point="0" draw:end-shape="id13" draw:end-glue-point="6" svg:d="M21176 5001v-1551h824" svg:viewBox="0 0 825 1552">
          <text:p/>
        </draw:connector>
        <draw:connector draw:style-name="gr23" draw:text-style-name="P7" draw:layer="layout" svg:x1="25.3cm" svg:y1="3.4cm" svg:x2="26.728cm" svg:y2="4.001cm" draw:start-shape="id14" draw:start-glue-point="1" draw:end-shape="id15" svg:d="M25300 3400h1428v601" svg:viewBox="0 0 1429 602">
          <text:p/>
        </draw:connector>
        <draw:connector draw:style-name="gr85" draw:text-style-name="P7" draw:layer="layout" svg:x1="17.801cm" svg:y1="4.6cm" svg:x2="18.9cm" svg:y2="5.3cm" draw:start-shape="id16" draw:start-glue-point="1" draw:end-shape="id12" draw:end-glue-point="3" svg:d="M17801 4600h550v700h549" svg:viewBox="0 0 1100 701">
          <text:p/>
        </draw:connector>
        <draw:line draw:style-name="gr86" draw:text-style-name="P7" draw:layer="layout" svg:x1="5.452cm" svg:y1="3.5cm" svg:x2="5.452cm" svg:y2="8.7cm">
          <text:p/>
        </draw:line>
        <draw:line draw:style-name="gr86" draw:text-style-name="P7" draw:layer="layout" svg:x1="9.652cm" svg:y1="3.5cm" svg:x2="9.652cm" svg:y2="8.7cm">
          <text:p/>
        </draw:line>
      </draw:page>
      <draw:page draw:name="page3" draw:style-name="dp1" draw:master-page-name="Default">
        <draw:custom-shape draw:style-name="gr87" draw:text-style-name="P5" draw:layer="layout" svg:width="2.081cm" svg:height="0.4cm" svg:x="29.9cm" svg:y="14.795cm">
          <text:p text:style-name="P4"><text:span text:style-name="T2">GD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6" draw:layer="layout" svg:width="2.081cm" svg:height="0.4cm" svg:x="29.9cm" svg:y="15.1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6" xml:id="id19" draw:id="id19" draw:layer="layout" svg:width="2.081cm" svg:height="0.4cm" svg:x="29.9cm" svg:y="15.996cm">
          <text:p text:style-name="P4"><text:span text:style-name="T2">*T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6" draw:layer="layout" svg:width="2.081cm" svg:height="0.4cm" svg:x="29.9cm" svg:y="16.3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6" xml:id="id17" draw:id="id17" draw:layer="layout" svg:width="2.081cm" svg:height="0.4cm" svg:x="29.9cm" svg:y="15.595cm">
          <text:p text:style-name="P4"><text:span text:style-name="T2">*LD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6" draw:layer="layout" svg:width="2.081cm" svg:height="0.4cm" svg:x="29.9cm" svg:y="16.7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6" draw:layer="layout" svg:width="2.081cm" svg:height="0.4cm" svg:x="29.9cm" svg:y="17.1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6" draw:layer="layout" svg:width="2.08cm" svg:height="0.4cm" svg:x="29.901cm" svg:y="17.1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5" xml:id="id18" draw:id="id18" draw:layer="layout" svg:width="2.081cm" svg:height="0.4cm" svg:x="33.066cm" svg:y="14.4cm">
          <text:p text:style-name="P4"><text:span text:style-name="T2">LD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6" draw:layer="layout" svg:width="2.081cm" svg:height="0.4cm" svg:x="33.118cm" svg:y="14.7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6" draw:layer="layout" svg:width="2.081cm" svg:height="0.4cm" svg:x="33.118cm" svg:y="15.5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6" draw:layer="layout" svg:width="2.081cm" svg:height="0.4cm" svg:x="33.118cm" svg:y="15.9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6" draw:layer="layout" svg:width="2.081cm" svg:height="0.4cm" svg:x="33.118cm" svg:y="15.1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6" draw:layer="layout" svg:width="2.081cm" svg:height="0.4cm" svg:x="33.118cm" svg:y="16.3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6" draw:layer="layout" svg:width="2.081cm" svg:height="0.4cm" svg:x="33.118cm" svg:y="16.7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6" draw:layer="layout" svg:width="2.08cm" svg:height="0.4cm" svg:x="33.119cm" svg:y="16.7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5" xml:id="id20" draw:id="id20" draw:layer="layout" svg:width="2.08cm" svg:height="0.4cm" svg:x="33.119cm" svg:y="17.997cm">
          <text:p text:style-name="P4"><text:span text:style-name="T2">T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6" draw:layer="layout" svg:width="2.08cm" svg:height="0.4cm" svg:x="33.119cm" svg:y="18.3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6" draw:layer="layout" svg:width="2.08cm" svg:height="0.4cm" svg:x="33.119cm" svg:y="19.1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6" draw:layer="layout" svg:width="2.08cm" svg:height="0.4cm" svg:x="33.119cm" svg:y="19.5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7" draw:text-style-name="P6" draw:layer="layout" svg:width="2.08cm" svg:height="0.4cm" svg:x="33.119cm" svg:y="18.7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6" draw:layer="layout" svg:width="2.08cm" svg:height="0.4cm" svg:x="33.119cm" svg:y="19.9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6" draw:layer="layout" svg:width="2.08cm" svg:height="0.4cm" svg:x="33.119cm" svg:y="20.3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6" draw:layer="layout" svg:width="2.081cm" svg:height="0.4cm" svg:x="33.119cm" svg:y="20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31.981cm" svg:y1="15.795cm" svg:x2="33.066cm" svg:y2="14.6cm" draw:start-shape="id17" draw:start-glue-point="1" draw:end-shape="id18" draw:end-glue-point="3" svg:d="M31981 15795h542v-1195h543" svg:viewBox="0 0 1086 1196">
          <text:p/>
        </draw:connector>
        <draw:connector draw:style-name="gr23" draw:text-style-name="P7" draw:layer="layout" svg:x1="31.981cm" svg:y1="16.196cm" svg:x2="33.119cm" svg:y2="18.197cm" draw:start-shape="id19" draw:start-glue-point="1" draw:end-shape="id20" draw:end-glue-point="3" svg:d="M31981 16196h569v2001h569" svg:viewBox="0 0 1139 2002">
          <text:p/>
        </draw:connector>
        <draw:custom-shape draw:style-name="gr111" draw:text-style-name="P5" xml:id="id22" draw:id="id22" draw:layer="layout" svg:width="2.547cm" svg:height="0.4cm" svg:x="4.258cm" svg:y="2.806cm">
          <text:p text:style-name="P4"><text:span text:style-name="T2">PGD(</text:span><text:span text:style-name="T2">页面目录</text:span><text:span text:style-name="T2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6" draw:layer="layout" svg:width="2.547cm" svg:height="0.4cm" svg:x="4.258cm" svg:y="3.2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6" xml:id="id23" draw:id="id23" draw:layer="layout" svg:width="2.547cm" svg:height="0.4cm" svg:x="4.258cm" svg:y="4.007cm">
          <text:p text:style-name="P4"><text:span text:style-name="T2">内核虚拟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6" xml:id="id25" draw:id="id25" draw:layer="layout" svg:width="2.547cm" svg:height="0.4cm" svg:x="4.258cm" svg:y="4.4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6" draw:layer="layout" svg:width="2.547cm" svg:height="0.4cm" svg:x="4.258cm" svg:y="3.6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6" draw:layer="layout" svg:width="2.547cm" svg:height="0.4cm" svg:x="4.258cm" svg:y="4.8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6" draw:layer="layout" svg:width="2.547cm" svg:height="0.4cm" svg:x="4.258cm" svg:y="5.2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6" draw:layer="layout" svg:width="2.548cm" svg:height="0.4cm" svg:x="4.258cm" svg:y="5.20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draw:line-skew="-0.199cm" svg:x1="1.9cm" svg:y1="13.201cm" svg:x2="4.258cm" svg:y2="3.006cm" draw:start-shape="id21" draw:start-glue-point="3" draw:end-shape="id22" draw:end-glue-point="3" svg:d="M1900 13201h-700v-10195h3058" svg:viewBox="0 0 3059 10196">
          <text:p/>
        </draw:connector>
        <draw:custom-shape draw:style-name="gr119" draw:text-style-name="P5" xml:id="id24" draw:id="id24" draw:layer="layout" svg:width="2.548cm" svg:height="0.4cm" svg:x="8.051cm" svg:y="2.807cm">
          <text:p text:style-name="P4"><text:span text:style-name="T2">页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6" xml:id="id27" draw:id="id27" draw:layer="layout" svg:width="2.548cm" svg:height="0.4cm" svg:x="8.051cm" svg:y="3.207cm">
          <text:p text:style-name="P4"><text:span text:style-name="T2">内核虚拟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1" draw:text-style-name="P6" draw:layer="layout" svg:width="2.548cm" svg:height="0.4cm" svg:x="8.051cm" svg:y="4.0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2" draw:text-style-name="P6" draw:layer="layout" svg:width="2.548cm" svg:height="0.4cm" svg:x="8.051cm" svg:y="4.4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3" draw:text-style-name="P6" draw:layer="layout" svg:width="2.548cm" svg:height="0.4cm" svg:x="8.051cm" svg:y="3.6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6" draw:layer="layout" svg:width="2.548cm" svg:height="0.4cm" svg:x="8.051cm" svg:y="4.8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6" draw:layer="layout" svg:width="2.548cm" svg:height="0.4cm" svg:x="8.051cm" svg:y="5.20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6" draw:layer="layout" svg:width="2.547cm" svg:height="0.4cm" svg:x="8.052cm" svg:y="5.2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6.805cm" svg:y1="4.207cm" svg:x2="8.051cm" svg:y2="3.007cm" draw:start-shape="id23" draw:start-glue-point="1" draw:end-shape="id24" draw:end-glue-point="3" svg:d="M6805 4207h623v-1200h623" svg:viewBox="0 0 1247 1201">
          <text:p/>
        </draw:connector>
        <draw:custom-shape draw:style-name="gr127" draw:text-style-name="P5" xml:id="id26" draw:id="id26" draw:layer="layout" svg:width="2.547cm" svg:height="0.4cm" svg:x="8.052cm" svg:y="5.608cm">
          <text:p text:style-name="P4"><text:span text:style-name="T2">页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6.805cm" svg:y1="4.607cm" svg:x2="8.052cm" svg:y2="5.808cm" draw:start-shape="id25" draw:start-glue-point="1" draw:end-shape="id26" draw:end-glue-point="3" svg:d="M6805 4607h623v1201h624" svg:viewBox="0 0 1248 1202">
          <text:p/>
        </draw:connector>
        <draw:custom-shape draw:style-name="gr128" draw:text-style-name="P5" xml:id="id28" draw:id="id28" draw:layer="layout" svg:width="2.548cm" svg:height="0.4cm" svg:x="11.752cm" svg:y="2.8cm">
          <text:p text:style-name="P4"><text:span text:style-name="T2">页面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6" draw:layer="layout" svg:width="2.548cm" svg:height="0.4cm" svg:x="11.752cm" svg:y="3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1" draw:text-style-name="P6" draw:layer="layout" svg:width="2.548cm" svg:height="0.4cm" svg:x="11.752cm" svg:y="4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6" draw:layer="layout" svg:width="2.548cm" svg:height="0.4cm" svg:x="11.752cm" svg:y="4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6" draw:layer="layout" svg:width="2.548cm" svg:height="0.4cm" svg:x="11.752cm" svg:y="3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6" draw:layer="layout" svg:width="2.548cm" svg:height="0.4cm" svg:x="11.752cm" svg:y="4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3" draw:text-style-name="P6" draw:layer="layout" svg:width="2.548cm" svg:height="0.4cm" svg:x="11.752cm" svg:y="5.2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6" draw:layer="layout" svg:width="2.547cm" svg:height="0.4cm" svg:x="11.753cm" svg:y="5.2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0.599cm" svg:y1="3.407cm" svg:x2="11.752cm" svg:y2="3cm" draw:start-shape="id27" draw:start-glue-point="1" draw:end-shape="id28" draw:end-glue-point="3" svg:d="M10599 3407h577v-407h576" svg:viewBox="0 0 1154 408">
          <text:p/>
        </draw:connector>
        <draw:custom-shape draw:style-name="gr135" draw:text-style-name="P10" draw:layer="layout" svg:width="6.9cm" svg:height="1.904cm" svg:x="1.2cm" svg:y="0.5cm">
          <text:p text:style-name="P4"><text:span text:style-name="T2">指针中是虚拟地址</text:span><text:span text:style-name="T2">,</text:span><text:span text:style-name="T2">在内核态下转成物理地址存放到</text:span><text:span text:style-name="T2">CR3</text:span><text:span text:style-name="T2">寄存器</text:span></text:p>
          <text:p text:style-name="P4"><text:span text:style-name="T2">asm volatile("movl %0,%%cr3": :"r" (__pa(next-&gt;pgd)));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515.02680770903 28369.133858267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6" draw:text-style-name="P12" xml:id="id36" draw:id="id36" draw:layer="layout" svg:width="3.286cm" svg:height="0.4cm" svg:x="15.8cm" svg:y="4.59cm">
          <text:p text:style-name="P11"><text:span text:style-name="T2">struct page 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6" xml:id="id29" draw:id="id29" draw:layer="layout" svg:width="3.286cm" svg:height="0.4cm" svg:x="15.8cm" svg:y="5.391cm">
          <text:p text:style-name="P4"><text:span text:style-name="T2"><text:s text:c="3"/></text:span><text:span text:style-name="T2">.*mapp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6" xml:id="id49" draw:id="id49" draw:layer="layout" svg:width="3.286cm" svg:height="0.4cm" svg:x="15.8cm" svg:y="5.791cm">
          <text:p text:style-name="P4"><text:span text:style-name="T2"><text:s text:c="3"/></text:span><text:span text:style-name="T2">.index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6" xml:id="id33" draw:id="id33" draw:layer="layout" svg:width="3.286cm" svg:height="0.4cm" svg:x="15.8cm" svg:y="4.99cm">
          <text:p text:style-name="P4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0" draw:text-style-name="P6" draw:layer="layout" svg:width="3.286cm" svg:height="0.4cm" svg:x="15.8cm" svg:y="6.191cm">
          <text:p text:style-name="P4"><text:span text:style-name="T2"><text:s text:c="3"/></text:span><text:span text:style-name="T2">.*next_ha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6" draw:layer="layout" svg:width="3.286cm" svg:height="0.4cm" svg:x="15.8cm" svg:y="6.5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6" draw:layer="layout" svg:width="3.285cm" svg:height="0.4cm" svg:x="15.801cm" svg:y="6.593cm">
          <text:p text:style-name="P4"><text:span text:style-name="T2"><text:s text:c="3"/></text:span><text:span text:style-name="T2">.cou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5" xml:id="id39" draw:id="id39" draw:layer="layout" svg:width="3.849cm" svg:height="0.4cm" svg:x="15.451cm" svg:y="2.9cm">
          <text:p text:style-name="P4"><text:span text:style-name="T2">struct page *mem_map </text:span><text:span text:style-name="T2"><text:tab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4" draw:text-style-name="P5" xml:id="id30" draw:id="id30" draw:layer="layout" svg:width="3.286cm" svg:height="0.4cm" svg:x="15.762cm" svg:y="10.904cm">
          <text:p text:style-name="P4"><text:span text:style-name="T2">struct address_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6" draw:layer="layout" svg:width="3.286cm" svg:height="0.4cm" svg:x="15.762cm" svg:y="11.304cm">
          <text:p text:style-name="P4"><text:span text:style-name="T2"><text:s text:c="3"/></text:span><text:span text:style-name="T2">.clean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6" draw:layer="layout" svg:width="3.286cm" svg:height="0.4cm" svg:x="15.762cm" svg:y="12.105cm">
          <text:p text:style-name="P4"><text:span text:style-name="T2"><text:s text:c="3"/></text:span><text:span text:style-name="T2">.locked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6" draw:layer="layout" svg:width="3.286cm" svg:height="0.4cm" svg:x="15.762cm" svg:y="12.5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7" draw:text-style-name="P6" draw:layer="layout" svg:width="3.286cm" svg:height="0.4cm" svg:x="15.762cm" svg:y="11.704cm">
          <text:p text:style-name="P4"><text:span text:style-name="T2"><text:s text:c="3"/></text:span><text:span text:style-name="T2">.dirty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8" draw:text-style-name="P6" draw:layer="layout" svg:width="3.286cm" svg:height="0.4cm" svg:x="15.762cm" svg:y="12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9.086cm" svg:y1="5.591cm" svg:x2="19.048cm" svg:y2="11.104cm" draw:start-shape="id29" draw:start-glue-point="1" draw:end-shape="id30" draw:end-glue-point="1" svg:d="M19086 5591h502v5513h-540" svg:viewBox="0 0 541 5514">
          <text:p/>
        </draw:connector>
        <draw:custom-shape draw:style-name="gr149" draw:text-style-name="P12" xml:id="id31" draw:id="id31" draw:layer="layout" svg:width="3.286cm" svg:height="0.4cm" svg:x="15.801cm" svg:y="6.991cm">
          <text:p text:style-name="P11"><text:span text:style-name="T2">struct page [1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12" draw:layer="layout" svg:width="3.286cm" svg:height="0.4cm" svg:x="15.802cm" svg:y="7.392cm">
          <text:p text:style-name="P11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1" draw:text-style-name="P12" draw:layer="layout" svg:width="3.286cm" svg:height="0.4cm" svg:x="15.802cm" svg:y="7.792cm">
          <text:p text:style-name="P11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2" draw:text-style-name="P12" draw:layer="layout" svg:width="3.286cm" svg:height="0.4cm" svg:x="15.803cm" svg:y="8.193cm">
          <text:p text:style-name="P11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3" draw:text-style-name="P12" draw:layer="layout" svg:width="3.286cm" svg:height="0.4cm" svg:x="15.802cm" svg:y="8.592cm">
          <text:p text:style-name="P11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4" draw:text-style-name="P12" draw:layer="layout" svg:width="3.286cm" svg:height="0.4cm" svg:x="15.803cm" svg:y="8.993cm">
          <text:p text:style-name="P11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12" draw:layer="layout" svg:width="3.286cm" svg:height="0.4cm" svg:x="15.803cm" svg:y="9.393cm">
          <text:p text:style-name="P11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12" draw:layer="layout" svg:width="3.286cm" svg:height="0.4cm" svg:x="15.804cm" svg:y="9.794cm">
          <text:p text:style-name="P11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7" draw:layer="layout" svg:x1="19.048cm" svg:y1="9.004cm" svg:x2="20.948cm" svg:y2="9.004cm">
          <text:p/>
        </draw:line>
        <draw:line draw:style-name="gr86" draw:text-style-name="P7" draw:layer="layout" svg:x1="19.048cm" svg:y1="10.204cm" svg:x2="20.948cm" svg:y2="10.204cm">
          <text:p/>
        </draw:line>
        <draw:line draw:style-name="gr86" draw:text-style-name="P7" draw:layer="layout" svg:x1="19.048cm" svg:y1="7.004cm" svg:x2="20.948cm" svg:y2="7.004cm">
          <text:p/>
        </draw:line>
        <draw:line draw:style-name="gr157" draw:text-style-name="P7" draw:layer="layout" svg:x1="20.448cm" svg:y1="7.004cm" svg:x2="20.448cm" svg:y2="9.004cm">
          <text:p/>
        </draw:line>
        <draw:line draw:style-name="gr157" draw:text-style-name="P7" draw:layer="layout" svg:x1="20.448cm" svg:y1="9.104cm" svg:x2="20.448cm" svg:y2="10.204cm">
          <text:p/>
        </draw:line>
        <draw:frame draw:style-name="gr158" draw:text-style-name="P13" draw:layer="layout" svg:width="2.229cm" svg:height="0.57cm" svg:x="19.419cm" svg:y="9.334cm">
          <draw:text-box>
            <text:p text:style-name="P11"><text:span text:style-name="T2">ZONE_DMA</text:span></text:p>
          </draw:text-box>
        </draw:frame>
        <draw:custom-shape draw:style-name="gr159" draw:text-style-name="P5" draw:layer="layout" svg:width="3.481cm" svg:height="0.4cm" svg:x="21.415cm" svg:y="3.9cm">
          <text:p text:style-name="P4"><text:span text:style-name="T2"><text:s text:c="3"/></text:span><text:span text:style-name="T2">.struct zone_struct 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0" draw:text-style-name="P6" xml:id="id32" draw:id="id32" draw:layer="layout" svg:width="3.481cm" svg:height="0.4cm" svg:x="21.415cm" svg:y="4.3cm">
          <text:p text:style-name="P4"><text:span text:style-name="T2"><text:s text:c="6"/></text:span><text:span text:style-name="T2">.offse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1" draw:text-style-name="P6" xml:id="id37" draw:id="id37" draw:layer="layout" svg:width="3.481cm" svg:height="0.4cm" svg:x="21.415cm" svg:y="8.701cm">
          <text:p text:style-name="P4"><text:span text:style-name="T2"><text:s text:c="3"/></text:span><text:span text:style-name="T2">.*node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2" draw:text-style-name="P6" draw:layer="layout" svg:width="3.481cm" svg:height="0.4cm" svg:x="21.415cm" svg:y="4.701cm">
          <text:p text:style-name="P4"><text:span text:style-name="T2"><text:s text:c="6"/></text:span><text:span text:style-name="T2">.free_area[</text:span><text:span text:style-name="T3">MAX_ORDER</text:span><text:span text:style-name="T2">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3" draw:text-style-name="P6" draw:layer="layout" svg:width="3.481cm" svg:height="0.4cm" svg:x="21.415cm" svg:y="5.9cm">
          <text:p text:style-name="P4"><text:span text:style-name="T2"><text:s text:c="6"/></text:span><text:span text:style-name="T2">.inactive_clean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6" xml:id="id34" draw:id="id34" draw:layer="layout" svg:width="3.481cm" svg:height="0.4cm" svg:x="21.415cm" svg:y="5.101cm">
          <text:p text:style-name="P4"><text:span text:style-name="T2"><text:s text:c="9"/></text:span><text:span text:style-name="T2">.fre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5" draw:text-style-name="P6" draw:layer="layout" svg:width="3.481cm" svg:height="0.4cm" svg:x="21.415cm" svg:y="5.5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6" draw:text-style-name="P6" draw:layer="layout" svg:width="3.48cm" svg:height="0.4cm" svg:x="21.416cm" svg:y="5.503cm">
          <text:p text:style-name="P4"><text:span text:style-name="T2"><text:s text:c="9"/></text:span><text:span text:style-name="T2">.*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7" draw:text-style-name="P7" draw:layer="layout" svg:x1="19.087cm" svg:y1="7.191cm" svg:x2="21.415cm" svg:y2="4.5cm" draw:start-shape="id31" draw:start-glue-point="1" draw:end-shape="id32" svg:d="M19087 7191h1164v-2691h1164" svg:viewBox="0 0 2329 2692">
          <text:p/>
        </draw:connector>
        <draw:connector draw:style-name="gr85" draw:text-style-name="P7" draw:layer="layout" draw:line-skew="0.499cm" svg:x1="19.086cm" svg:y1="5.19cm" svg:x2="21.415cm" svg:y2="5.301cm" draw:start-shape="id33" draw:start-glue-point="1" draw:end-shape="id34" draw:end-glue-point="3" svg:d="M19086 5190h1664v111h665" svg:viewBox="0 0 2330 112">
          <text:p/>
        </draw:connector>
        <draw:custom-shape draw:style-name="gr168" draw:text-style-name="P5" xml:id="id51" draw:id="id51" draw:layer="layout" svg:width="3.481cm" svg:height="0.4cm" svg:x="21.4cm" svg:y="3.1cm">
          <text:p text:style-name="P4"><text:span text:style-name="T2">struct pglist_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9" draw:text-style-name="P6" xml:id="id35" draw:id="id35" draw:layer="layout" svg:width="3.481cm" svg:height="0.4cm" svg:x="21.4cm" svg:y="3.5cm">
          <text:p text:style-name="P4"><text:span text:style-name="T2"><text:s text:c="3"/></text:span><text:span text:style-name="T2">.*node_mem_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21.4cm" svg:y1="3.7cm" svg:x2="17.443cm" svg:y2="4.59cm" draw:start-shape="id35" draw:start-glue-point="3" draw:end-shape="id36" draw:end-glue-point="0" svg:d="M21400 3700h-3957v890" svg:viewBox="0 0 3958 891">
          <text:p/>
        </draw:connector>
        <draw:custom-shape draw:style-name="gr170" draw:text-style-name="P5" xml:id="id38" draw:id="id38" draw:layer="layout" svg:width="3.286cm" svg:height="0.4cm" svg:x="26.1cm" svg:y="8.9cm">
          <text:p text:style-name="P4"><text:span text:style-name="T2">struct pglist_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24.896cm" svg:y1="8.901cm" svg:x2="26.1cm" svg:y2="9.1cm" draw:start-shape="id37" draw:start-glue-point="1" draw:end-shape="id38" draw:end-glue-point="3" svg:d="M24896 8901h602v199h602" svg:viewBox="0 0 1205 200">
          <text:p/>
        </draw:connector>
        <draw:custom-shape draw:style-name="gr171" draw:text-style-name="P5" draw:layer="layout" svg:width="3.481cm" svg:height="0.4cm" svg:x="21.416cm" svg:y="6.701cm">
          <text:p text:style-name="P4"><text:span text:style-name="T2"><text:s text:c="3"/></text:span><text:span text:style-name="T2">.struct zone_struct [1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2" draw:text-style-name="P5" xml:id="id54" draw:id="id54" draw:layer="layout" svg:width="3.481cm" svg:height="0.4cm" svg:x="21.418cm" svg:y="7.103cm">
          <text:p text:style-name="P4"><text:span text:style-name="T2"><text:s text:c="3"/></text:span><text:span text:style-name="T2">.node_zonelists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3" draw:text-style-name="P5" draw:layer="layout" svg:width="3.481cm" svg:height="0.4cm" svg:x="21.419cm" svg:y="8.304cm">
          <text:p text:style-name="P4"><text:span text:style-name="T2"><text:s text:c="3"/></text:span><text:span text:style-name="T2">.node_zonelists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4" draw:text-style-name="P6" draw:layer="layout" svg:width="3.481cm" svg:height="0.4cm" svg:x="21.416cm" svg:y="7.501cm">
          <text:p text:style-name="P4"><text:span text:style-name="T2"><text:s text:c="6"/></text:span><text:span text:style-name="T2">.* zones [ ]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5" draw:text-style-name="P6" draw:layer="layout" svg:width="3.481cm" svg:height="0.4cm" svg:x="21.417cm" svg:y="7.902cm">
          <text:p text:style-name="P4"><text:span text:style-name="T2"><text:s text:c="6"/></text:span><text:span text:style-name="T2">.gfp_ma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6" draw:text-style-name="P5" xml:id="id57" draw:id="id57" draw:layer="layout" svg:width="3.286cm" svg:height="0.4cm" svg:x="1.9cm" svg:y="14.6cm">
          <text:p text:style-name="P4"><text:span text:style-name="T2">struct vm_area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7" draw:text-style-name="P6" xml:id="id44" draw:id="id44" draw:layer="layout" svg:width="3.286cm" svg:height="0.4cm" svg:x="1.9cm" svg:y="15cm">
          <text:p text:style-name="P4"><text:span text:style-name="T2"><text:s text:c="3"/></text:span><text:span text:style-name="T2">.*vm_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6" draw:layer="layout" svg:width="3.286cm" svg:height="0.4cm" svg:x="1.9cm" svg:y="15.801cm">
          <text:p text:style-name="P4"><text:span text:style-name="T2"><text:s text:c="3"/></text:span><text:span text:style-name="T2">.vm_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8" draw:text-style-name="P6" xml:id="id40" draw:id="id40" draw:layer="layout" svg:width="3.286cm" svg:height="0.4cm" svg:x="1.9cm" svg:y="16.201cm">
          <text:p text:style-name="P4"><text:span text:style-name="T2"><text:s text:c="3"/></text:span><text:span text:style-name="T2">.*vm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9" draw:text-style-name="P6" draw:layer="layout" svg:width="3.286cm" svg:height="0.4cm" svg:x="1.9cm" svg:y="15.4cm">
          <text:p text:style-name="P4"><text:span text:style-name="T2"><text:s text:c="3"/></text:span><text:span text:style-name="T2">.vm_sta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0" draw:text-style-name="P6" xml:id="id42" draw:id="id42" draw:layer="layout" svg:width="3.286cm" svg:height="0.4cm" svg:x="1.9cm" svg:y="16.601cm">
          <text:p text:style-name="P4"><text:span text:style-name="T2"><text:s text:c="3"/></text:span><text:span text:style-name="T2">.`*vm_o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1" draw:text-style-name="P6" draw:layer="layout" svg:width="3.286cm" svg:height="0.4cm" svg:x="1.9cm" svg:y="17.0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6" draw:layer="layout" svg:width="3.285cm" svg:height="0.4cm" svg:x="1.901cm" svg:y="17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5" draw:text-style-name="P7" draw:layer="layout" svg:x1="15.451cm" svg:y1="3.1cm" svg:x2="15.8cm" svg:y2="4.79cm" draw:start-shape="id39" draw:start-glue-point="3" draw:end-shape="id36" draw:end-glue-point="3" svg:d="M15451 3100h-502v1690h851" svg:viewBox="0 0 852 1691">
          <text:p/>
        </draw:connector>
        <draw:custom-shape draw:style-name="gr183" draw:text-style-name="P5" xml:id="id41" draw:id="id41" draw:layer="layout" svg:width="3.286cm" svg:height="0.4cm" svg:x="6.401cm" svg:y="14.601cm">
          <text:p text:style-name="P4"><text:span text:style-name="T2">struct vm_area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4" draw:text-style-name="P6" draw:layer="layout" svg:width="3.286cm" svg:height="0.4cm" svg:x="6.401cm" svg:y="15.001cm">
          <text:p text:style-name="P4"><text:span text:style-name="T2"><text:s text:c="3"/></text:span><text:span text:style-name="T2">.*vm_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6" draw:layer="layout" svg:width="3.286cm" svg:height="0.4cm" svg:x="6.401cm" svg:y="15.802cm">
          <text:p text:style-name="P4"><text:span text:style-name="T2"><text:s text:c="3"/></text:span><text:span text:style-name="T2">.vm_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5" draw:text-style-name="P6" draw:layer="layout" svg:width="3.286cm" svg:height="0.4cm" svg:x="6.401cm" svg:y="16.202cm">
          <text:p text:style-name="P4"><text:span text:style-name="T2"><text:s text:c="3"/></text:span><text:span text:style-name="T2">.*vm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6" draw:layer="layout" svg:width="3.286cm" svg:height="0.4cm" svg:x="6.401cm" svg:y="15.401cm">
          <text:p text:style-name="P4"><text:span text:style-name="T2"><text:s text:c="3"/></text:span><text:span text:style-name="T2">.vm_sta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7" draw:text-style-name="P6" draw:layer="layout" svg:width="3.286cm" svg:height="0.4cm" svg:x="6.401cm" svg:y="16.6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6" draw:layer="layout" svg:width="3.286cm" svg:height="0.4cm" svg:x="6.401cm" svg:y="17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9" draw:text-style-name="P6" draw:layer="layout" svg:width="3.285cm" svg:height="0.4cm" svg:x="6.402cm" svg:y="17.0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5.186cm" svg:y1="16.401cm" svg:x2="6.401cm" svg:y2="14.801cm" draw:start-shape="id40" draw:start-glue-point="1" draw:end-shape="id41" draw:end-glue-point="3" svg:d="M5186 16401h608v-1600h607" svg:viewBox="0 0 1216 1601">
          <text:p/>
        </draw:connector>
        <draw:custom-shape draw:style-name="gr190" draw:text-style-name="P5" xml:id="id43" draw:id="id43" draw:layer="layout" svg:width="4cm" svg:height="0.4cm" svg:x="1.8cm" svg:y="18.099cm">
          <text:p text:style-name="P4"><text:span text:style-name="T2">struct vm_operations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1" draw:text-style-name="P6" draw:layer="layout" svg:width="4cm" svg:height="0.4cm" svg:x="1.8cm" svg:y="18.499cm">
          <text:p text:style-name="P4"><text:span text:style-name="T2"><text:s text:c="3"/></text:span><text:span text:style-name="T2">.(*open)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2" draw:text-style-name="P6" draw:layer="layout" svg:width="4cm" svg:height="0.4cm" svg:x="1.8cm" svg:y="19.3cm">
          <text:p text:style-name="P4"><text:span text:style-name="T2"><text:s text:c="3"/></text:span><text:span text:style-name="T2">.(*nopage)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6" draw:layer="layout" svg:width="4cm" svg:height="0.4cm" svg:x="1.8cm" svg:y="18.899cm">
          <text:p text:style-name="P4"><text:span text:style-name="T2"><text:s text:c="3"/></text:span><text:span text:style-name="T2">.(*close)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.9cm" svg:y1="16.801cm" svg:x2="1.8cm" svg:y2="18.299cm" draw:start-shape="id42" draw:start-glue-point="3" draw:end-shape="id43" draw:end-glue-point="3" svg:d="M1900 16801h-601v1498h501" svg:viewBox="0 0 602 1499">
          <text:p/>
        </draw:connector>
        <draw:custom-shape draw:style-name="gr194" draw:text-style-name="P5" xml:id="id45" draw:id="id45" draw:layer="layout" svg:width="3.286cm" svg:height="0.4cm" svg:x="1.9cm" svg:y="11.4cm">
          <text:p text:style-name="P4"><text:span text:style-name="T2">struct mm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5" draw:text-style-name="P6" xml:id="id56" draw:id="id56" draw:layer="layout" svg:width="3.286cm" svg:height="0.4cm" svg:x="1.9cm" svg:y="11.8cm">
          <text:p text:style-name="P4"><text:span text:style-name="T2"><text:s text:c="3"/></text:span><text:span text:style-name="T2">.*m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6" draw:layer="layout" svg:width="3.286cm" svg:height="0.4cm" svg:x="1.9cm" svg:y="12.601cm">
          <text:p text:style-name="P4"><text:span text:style-name="T2"><text:s text:c="3"/></text:span><text:span text:style-name="T2">.*mmap_cach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6" draw:text-style-name="P6" xml:id="id21" draw:id="id21" draw:layer="layout" svg:width="3.286cm" svg:height="0.4cm" svg:x="1.9cm" svg:y="13.001cm">
          <text:p text:style-name="P4"><text:span text:style-name="T2"><text:s text:c="3"/></text:span><text:span text:style-name="T2">.*pg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7" draw:text-style-name="P6" draw:layer="layout" svg:width="3.286cm" svg:height="0.4cm" svg:x="1.9cm" svg:y="12.2cm">
          <text:p text:style-name="P4"><text:span text:style-name="T2"><text:s text:c="3"/></text:span><text:span text:style-name="T2">.*mmap_av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8" draw:text-style-name="P6" draw:layer="layout" svg:width="3.286cm" svg:height="0.4cm" svg:x="1.9cm" svg:y="13.401cm">
          <text:p text:style-name="P4"><text:span text:style-name="T2"><text:s text:c="3"/></text:span><text:span text:style-name="T2">.r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.9cm" svg:y1="15.2cm" svg:x2="1.9cm" svg:y2="11.6cm" draw:start-shape="id44" draw:start-glue-point="3" draw:end-shape="id45" svg:d="M1900 15200h-501v-3600h501" svg:viewBox="0 0 502 3601">
          <text:p/>
        </draw:connector>
        <draw:custom-shape draw:style-name="gr199" draw:text-style-name="P5" draw:layer="layout" svg:width="3.286cm" svg:height="0.4cm" svg:x="1.9cm" svg:y="8.399cm">
          <text:p text:style-name="P4"><text:span text:style-name="T2">struct task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0" draw:text-style-name="P6" xml:id="id46" draw:id="id46" draw:layer="layout" svg:width="3.286cm" svg:height="0.4cm" svg:x="1.9cm" svg:y="8.799cm">
          <text:p text:style-name="P4"><text:span text:style-name="T2"><text:s text:c="3"/></text:span><text:span text:style-name="T2">.*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1" draw:text-style-name="P6" draw:layer="layout" svg:width="3.286cm" svg:height="0.4cm" svg:x="1.9cm" svg:y="9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2" draw:text-style-name="P6" draw:layer="layout" svg:width="3.286cm" svg:height="0.4cm" svg:x="1.9cm" svg:y="10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6" draw:layer="layout" svg:width="3.286cm" svg:height="0.4cm" svg:x="1.9cm" svg:y="9.1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4" draw:text-style-name="P6" draw:layer="layout" svg:width="3.286cm" svg:height="0.4cm" svg:x="1.9cm" svg:y="10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5.186cm" svg:y1="8.999cm" svg:x2="5.186cm" svg:y2="11.6cm" draw:start-shape="id46" draw:end-shape="id45" draw:end-glue-point="1" svg:d="M5186 8999h502v2601h-502" svg:viewBox="0 0 503 2602">
          <text:p/>
        </draw:connector>
        <draw:custom-shape draw:style-name="gr205" draw:text-style-name="P5" draw:layer="layout" svg:width="2.547cm" svg:height="0.4cm" svg:x="11.053cm" svg:y="10.8cm">
          <text:p text:style-name="P4"><text:span text:style-name="T2">虚拟存储空间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6" draw:layer="layout" svg:width="2.547cm" svg:height="0.4cm" svg:x="11.052cm" svg:y="13.2cm">
          <text:p text:style-name="P4"><text:span text:style-name="T2">堆栈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7" draw:text-style-name="P6" draw:layer="layout" svg:width="2.547cm" svg:height="0.4cm" svg:x="11.052cm" svg:y="14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8" draw:text-style-name="P6" draw:layer="layout" svg:width="2.547cm" svg:height="0.4cm" svg:x="11.052cm" svg:y="14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9" draw:text-style-name="P6" draw:layer="layout" svg:width="2.547cm" svg:height="0.4cm" svg:x="11.052cm" svg:y="13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0" draw:text-style-name="P6" draw:layer="layout" svg:width="2.547cm" svg:height="0.4cm" svg:x="11.052cm" svg:y="14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1" draw:text-style-name="P6" draw:layer="layout" svg:width="2.547cm" svg:height="0.4cm" svg:x="11.052cm" svg:y="15.2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2" draw:text-style-name="P6" draw:layer="layout" svg:width="2.547cm" svg:height="0.4cm" svg:x="11.053cm" svg:y="15.2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7" draw:text-style-name="P6" draw:layer="layout" svg:width="2.547cm" svg:height="0.4cm" svg:x="11.052cm" svg:y="16.0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3" draw:text-style-name="P6" draw:layer="layout" svg:width="2.547cm" svg:height="0.4cm" svg:x="11.052cm" svg:y="16.402cm">
          <text:p text:style-name="P4"><text:span text:style-name="T2">数据段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4" draw:text-style-name="P6" draw:layer="layout" svg:width="2.547cm" svg:height="0.4cm" svg:x="11cm" svg:y="15.6cm">
          <text:p text:style-name="P4"><text:span text:style-name="T2">B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6" draw:layer="layout" svg:width="2.547cm" svg:height="0.4cm" svg:x="11.052cm" svg:y="16.8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6" draw:layer="layout" svg:width="2.547cm" svg:height="0.4cm" svg:x="11.052cm" svg:y="17.2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7" draw:text-style-name="P6" draw:layer="layout" svg:width="2.547cm" svg:height="0.4cm" svg:x="11.053cm" svg:y="17.204cm">
          <text:p text:style-name="P4"><text:span text:style-name="T2">代码段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8" draw:text-style-name="P6" draw:layer="layout" svg:width="2.547cm" svg:height="0.4cm" svg:x="11.052cm" svg:y="11.201cm">
          <text:p text:style-name="P4"><text:span text:style-name="T2">堆栈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7" draw:text-style-name="P6" draw:layer="layout" svg:width="2.547cm" svg:height="0.4cm" svg:x="11.052cm" svg:y="12.0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6" draw:layer="layout" svg:width="2.547cm" svg:height="0.4cm" svg:x="11.052cm" svg:y="12.4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0" draw:text-style-name="P6" draw:layer="layout" svg:width="2.547cm" svg:height="0.4cm" svg:x="11.052cm" svg:y="11.6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6" draw:layer="layout" svg:width="2.547cm" svg:height="0.4cm" svg:x="11.052cm" svg:y="12.8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7" draw:layer="layout" svg:width="0.6cm" svg:height="4.4cm" svg:x="13.7cm" svg:y="13.2cm">
          <text:p text:style-name="P4"><text:span text:style-name="T2">用户空间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23" draw:text-style-name="P14" draw:layer="layout" svg:width="0.6cm" svg:height="1.999cm" svg:x="13.667cm" svg:y="11.201cm">
          <text:p text:style-name="P4"><text:span text:style-name="T2">内核空间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24" draw:text-style-name="P5" draw:layer="layout" svg:width="3.286cm" svg:height="0.4cm" svg:x="15.763cm" svg:y="13.705cm">
          <text:p text:style-name="P4"><text:span text:style-name="T2">struct swap_info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5" draw:text-style-name="P6" xml:id="id47" draw:id="id47" draw:layer="layout" svg:width="3.286cm" svg:height="0.4cm" svg:x="15.763cm" svg:y="14.105cm">
          <text:p text:style-name="P4"><text:span text:style-name="T2"><text:s text:c="3"/></text:span><text:span text:style-name="T2">.*swap_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1" draw:text-style-name="P6" draw:layer="layout" svg:width="3.286cm" svg:height="0.4cm" svg:x="15.763cm" svg:y="14.9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6" draw:text-style-name="P6" draw:layer="layout" svg:width="3.286cm" svg:height="0.4cm" svg:x="15.763cm" svg:y="15.3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7" draw:text-style-name="P6" draw:layer="layout" svg:width="3.286cm" svg:height="0.4cm" svg:x="15.763cm" svg:y="14.505cm">
          <text:p text:style-name="P4"><text:span text:style-name="T2"><text:s text:c="3"/></text:span><text:span text:style-name="T2">.ma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6" draw:layer="layout" svg:width="3.286cm" svg:height="0.4cm" svg:x="15.763cm" svg:y="15.7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9" draw:text-style-name="P5" xml:id="id48" draw:id="id48" draw:layer="layout" svg:width="2.547cm" svg:height="0.4cm" svg:x="20.853cm" svg:y="13.9cm">
          <text:p text:style-name="P4"><text:span text:style-name="T2">swap_map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0" draw:text-style-name="P6" draw:layer="layout" svg:width="2.547cm" svg:height="0.4cm" svg:x="20.852cm" svg:y="16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6" draw:layer="layout" svg:width="2.547cm" svg:height="0.4cm" svg:x="20.852cm" svg:y="16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2" draw:text-style-name="P6" draw:layer="layout" svg:width="2.547cm" svg:height="0.4cm" svg:x="20.852cm" svg:y="14.301cm">
          <text:p text:style-name="P4"><text:span text:style-name="T2">swap_map[1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7" draw:text-style-name="P6" draw:layer="layout" svg:width="2.547cm" svg:height="0.4cm" svg:x="20.852cm" svg:y="15.1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6" draw:layer="layout" svg:width="2.547cm" svg:height="0.4cm" svg:x="20.852cm" svg:y="15.5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4" draw:text-style-name="P6" draw:layer="layout" svg:width="2.547cm" svg:height="0.4cm" svg:x="20.852cm" svg:y="14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5" draw:text-style-name="P6" draw:layer="layout" svg:width="2.547cm" svg:height="0.4cm" svg:x="20.852cm" svg:y="15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9.049cm" svg:y1="14.305cm" svg:x2="20.853cm" svg:y2="14.1cm" draw:start-shape="id47" draw:start-glue-point="1" draw:end-shape="id48" draw:end-glue-point="3" svg:d="M19049 14305h902v-205h902" svg:viewBox="0 0 1805 206">
          <text:p/>
        </draw:connector>
        <draw:custom-shape draw:style-name="gr236" draw:text-style-name="P10" draw:layer="layout" svg:width="3.7cm" svg:height="1.8cm" svg:x="23.7cm" svg:y="14.3cm">
          <text:p text:style-name="P4"><text:span text:style-name="T2">每个数组成员对应一个盘上页面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143.90705214807 3022.320932815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>
          <draw:custom-shape draw:style-name="gr237" draw:text-style-name="P12" draw:layer="layout" svg:width="2.548cm" svg:height="0.4cm" svg:x="16.952cm" svg:y="18.7cm">
            <text:p text:style-name="P11"><text:span text:style-name="T2">交换设备</text:span><text:span text:style-name="T2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8" draw:text-style-name="P6" draw:layer="layout" svg:width="2.548cm" svg:height="0.4cm" svg:x="16.952cm" svg:y="19.1cm">
            <text:p text:style-name="P4"><text:span text:style-name="T2">盘上页面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9" draw:text-style-name="P6" draw:layer="layout" svg:width="2.548cm" svg:height="0.4cm" svg:x="16.952cm" svg:y="19.5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0" draw:text-style-name="P6" draw:layer="layout" svg:width="2.547cm" svg:height="0.4cm" svg:x="16.953cm" svg:y="19.50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1" draw:text-style-name="P6" draw:layer="layout" svg:width="2.548cm" svg:height="0.4cm" svg:x="13.853cm" svg:y="18.701cm">
            <text:p text:style-name="P4"><text:span text:style-name="T2">swp_entry_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2" draw:text-style-name="P5" draw:layer="layout" svg:width="2.548cm" svg:height="0.4cm" svg:x="20.153cm" svg:y="18.701cm">
            <text:p text:style-name="P4"><text:span text:style-name="T2">交换设备</text:span><text:span text:style-name="T2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3" draw:text-style-name="P6" draw:layer="layout" svg:width="2.548cm" svg:height="0.4cm" svg:x="20.153cm" svg:y="19.101cm">
            <text:p text:style-name="P4"><text:span text:style-name="T2">盘上页面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4" draw:text-style-name="P6" draw:layer="layout" svg:width="2.548cm" svg:height="0.4cm" svg:x="20.153cm" svg:y="19.50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5" draw:text-style-name="P6" draw:layer="layout" svg:width="2.547cm" svg:height="0.4cm" svg:x="20.154cm" svg:y="19.50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37" draw:text-style-name="P15" draw:layer="layout" svg:width="3.286cm" svg:height="0.4cm" svg:x="26.215cm" svg:y="8.202cm">
          <text:p text:style-name="P4"><text:span text:style-name="T4">inactive_dirty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6" draw:text-style-name="P15" draw:layer="layout" svg:width="3.286cm" svg:height="0.4cm" svg:x="26.215cm" svg:y="7.801cm">
          <text:p text:style-name="P4"><text:span text:style-name="T4">activ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7" draw:text-style-name="P5" draw:layer="layout" svg:width="3.286cm" svg:height="0.4cm" svg:x="21.814cm" svg:y="10.399cm">
          <text:p text:style-name="P4"><text:span text:style-name="T2">struct address_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8" draw:text-style-name="P6" draw:layer="layout" svg:width="3.286cm" svg:height="0.4cm" svg:x="21.814cm" svg:y="10.799cm">
          <text:p text:style-name="P4"><text:span text:style-name="T2"><text:s text:c="3"/></text:span><text:span text:style-name="T2">.clean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6" draw:layer="layout" svg:width="3.286cm" svg:height="0.4cm" svg:x="21.814cm" svg:y="11.6cm">
          <text:p text:style-name="P4"><text:span text:style-name="T2"><text:s text:c="3"/></text:span><text:span text:style-name="T2">.locked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9" draw:text-style-name="P6" draw:layer="layout" svg:width="3.286cm" svg:height="0.4cm" svg:x="21.814cm" svg:y="1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0" draw:text-style-name="P6" draw:layer="layout" svg:width="3.286cm" svg:height="0.4cm" svg:x="21.814cm" svg:y="11.199cm">
          <text:p text:style-name="P4"><text:span text:style-name="T2"><text:s text:c="3"/></text:span><text:span text:style-name="T2">.dirty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1" draw:text-style-name="P6" draw:layer="layout" svg:width="3.286cm" svg:height="0.4cm" svg:x="21.814cm" svg:y="12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2" draw:text-style-name="P16" draw:layer="layout" svg:width="3.286cm" svg:height="0.4cm" svg:x="21.815cm" svg:y="10cm">
          <text:p text:style-name="P4"><text:span text:style-name="T4">swapper_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3" draw:text-style-name="P10" draw:layer="layout" svg:width="3.7cm" svg:height="1.8cm" svg:x="25.4cm" svg:y="9.9cm">
          <text:p text:style-name="P4"><text:span text:style-name="T2">管理所有可交换页面</text:span><text:span text:style-name="T2">,</text:span><text:span text:style-name="T2">所有换出的页面都在其中一个队列上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143.90705214807 3022.320932815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onnector draw:style-name="gr254" draw:text-style-name="P7" draw:layer="layout" svg:x1="15.8cm" svg:y1="5.991cm" svg:x2="13.3cm" svg:y2="1.55cm" draw:start-shape="id49" draw:start-glue-point="3" draw:end-shape="id50" draw:end-glue-point="3" svg:d="M15800 5991h-3001v-4441h501" svg:viewBox="0 0 3002 4442">
          <text:p/>
        </draw:connector>
        <draw:custom-shape draw:style-name="gr255" draw:text-style-name="P5" draw:layer="layout" svg:width="2.547cm" svg:height="0.4cm" svg:x="8.052cm" svg:y="6.013cm">
          <text:p text:style-name="P4"><text:span text:style-name="T2">页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6" draw:text-style-name="P18" xml:id="id50" draw:id="id50" draw:layer="layout" svg:width="5.1cm" svg:height="2.1cm" svg:x="13.3cm" svg:y="0.5cm">
          <text:p text:style-name="P17">当页面中的内容来自一个文件时，index表示页面在文件中的序号，当页面的内容被换出到交换设备上，但还保留内容作为缓冲时，index指明了页面的去向。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7" draw:text-style-name="P17" xml:id="id52" draw:id="id52" draw:layer="layout" svg:width="2.9cm" svg:height="1.2cm" svg:x="21.6cm" svg:y="1cm">
          <text:p text:style-name="P4"><text:span text:style-name="T2">表示</text:span><text:span text:style-name="T2">NUMA</text:span><text:span text:style-name="T2">中的一个存储节点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8" draw:text-style-name="P17" draw:layer="layout" svg:width="5.1cm" svg:height="2.1cm" svg:x="13.301cm" svg:y="0.501cm">
          <text:p text:style-name="P17">当页面中的内容来自一个文件时，index表示页面在文件中的序号，当页面的内容被换出到交换设备上，但还保留内容作为缓冲时，index指明了页面的去向。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4" draw:text-style-name="P7" draw:layer="layout" svg:x1="21.4cm" svg:y1="3.3cm" svg:x2="21.6cm" svg:y2="1.6cm" draw:start-shape="id51" draw:start-glue-point="3" draw:end-shape="id52" svg:d="M21400 3300h-502v-1700h702" svg:viewBox="0 0 703 1701">
          <text:p/>
        </draw:connector>
        <draw:frame draw:style-name="gr259" draw:text-style-name="P13" draw:layer="layout" svg:width="2.749cm" svg:height="0.569cm" svg:x="18.9cm" svg:y="7.934cm">
          <draw:text-box>
            <text:p text:style-name="P11"><text:span text:style-name="T2">ZONE_NORMAL</text:span></text:p>
          </draw:text-box>
        </draw:frame>
        <draw:custom-shape draw:style-name="gr260" draw:text-style-name="P6" xml:id="id53" draw:id="id53" draw:layer="layout" svg:width="3.481cm" svg:height="0.4cm" svg:x="21.415cm" svg:y="6.305cm">
          <text:p text:style-name="P4"><text:span text:style-name="T2"><text:s text:c="6"/></text:span><text:span text:style-name="T2">.*zone_pgda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7" draw:layer="layout" svg:x1="22.02cm" svg:y1="2.3cm" svg:x2="22.02cm" svg:y2="9.6cm">
          <text:p/>
        </draw:line>
        <draw:connector draw:style-name="gr23" draw:text-style-name="P7" draw:layer="layout" svg:x1="24.896cm" svg:y1="6.505cm" svg:x2="24.881cm" svg:y2="3.3cm" draw:start-shape="id53" draw:start-glue-point="1" draw:end-shape="id51" draw:end-glue-point="1" svg:d="M24896 6505h501v-3205h-516" svg:viewBox="0 0 517 3206">
          <text:p/>
        </draw:connector>
        <draw:custom-shape draw:style-name="gr261" draw:text-style-name="P17" xml:id="id55" draw:id="id55" draw:layer="layout" svg:width="3.3cm" svg:height="1.2cm" svg:x="26.2cm" svg:y="6.1cm">
          <text:p text:style-name="P4"><text:span text:style-name="T2">一个</text:span><text:span text:style-name="T2">node_zonelists</text:span><text:span text:style-name="T2">对应一种内存分配策略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24.899cm" svg:y1="7.303cm" svg:x2="26.2cm" svg:y2="6.7cm" draw:start-shape="id54" draw:start-glue-point="1" draw:end-shape="id55" draw:end-glue-point="3" svg:d="M24899 7303h651v-603h650" svg:viewBox="0 0 1302 604">
          <text:p/>
        </draw:connector>
        <draw:connector draw:style-name="gr23" draw:text-style-name="P7" draw:layer="layout" draw:line-skew="-0.399cm" svg:x1="1.9cm" svg:y1="12cm" svg:x2="1.9cm" svg:y2="14.8cm" draw:start-shape="id56" draw:start-glue-point="3" draw:end-shape="id57" draw:end-glue-point="3" svg:d="M1900 12000h-900v2800h900" svg:viewBox="0 0 901 2801">
          <text:p/>
        </draw:connector>
      </draw:page>
      <draw:page draw:name="page4" draw:style-name="dp1" draw:master-page-name="Default">
        <draw:custom-shape draw:style-name="gr262" draw:text-style-name="P6" xml:id="id58" draw:id="id58" draw:layer="layout" svg:width="12.6cm" svg:height="10.592cm" svg:x="0.8cm" svg:y="1.308cm">
          <text:p text:style-name="P4"><text:span text:style-name="T2"/></text:p>
          <text:p text:style-name="P4"><text:span text:style-name="T2">Kswapd</text:span></text:p>
          <text:p text:style-name="P4"><text:span text:style-name="T2"><text:s text:c="3"/></text:span><text:span text:style-name="T2">.do_try_to_free_pages(GFP_KSWAPD, wait);</text:span></text:p>
          <text:p text:style-name="P4"><text:span text:style-name="T2"><text:s text:c="6"/></text:span><text:span text:style-name="T2">.page_launder(gfp_mask, user);</text:span></text:p>
          <text:p text:style-name="P4"><text:span text:style-name="T2"><text:s text:c="9"/></text:span><text:span text:style-name="T2">.if (page-&gt;buffers)</text:span></text:p>
          <text:p text:style-name="P4"><text:span text:style-name="T2"><text:s text:c="9"/></text:span><text:span text:style-name="T2">.else if (page-&gt;mapping &amp;&amp; !PageDirty(page))</text:span></text:p>
          <text:p text:style-name="P4"><text:span text:style-name="T2"><text:s text:c="6"/></text:span><text:span text:style-name="T2">.shrink_dcache_memory(6, gfp_mask);</text:span></text:p>
          <text:p text:style-name="P4"><text:span text:style-name="T2"><text:s text:c="6"/></text:span><text:span text:style-name="T2">.shrink_icache_memory(6, gfp_mask);</text:span></text:p>
          <text:p text:style-name="P4"><text:span text:style-name="T2"><text:s text:c="6"/></text:span><text:span text:style-name="T2">.refill_inactive(gfp_mask, user);</text:span></text:p>
          <text:p text:style-name="P4"><text:span text:style-name="T2"><text:s text:c="9"/></text:span><text:span text:style-name="T2">.kmem_cache_reap(gfp_mask);</text:span></text:p>
          <text:p text:style-name="P4"><text:span text:style-name="T2"><text:s text:c="9"/></text:span><text:span text:style-name="T2">.refill_inactive_scan(priority,oneshot)</text:span></text:p>
          <text:p text:style-name="P4"><text:span text:style-name="T2"><text:s text:c="12"/></text:span><text:span text:style-name="T2">.deactivate_page_nolock(page);</text:span></text:p>
          <text:p text:style-name="P4"><text:span text:style-name="T2"><text:s text:c="9"/></text:span><text:span text:style-name="T2">.shrink_dcache_memory(priority, gfp_mask)</text:span></text:p>
          <text:p text:style-name="P4"><text:span text:style-name="T2"><text:s text:c="9"/></text:span><text:span text:style-name="T2">.shrink_icache_memory(priority, gfp_mask);</text:span></text:p>
          <text:p text:style-name="P4"><text:span text:style-name="T2"><text:s text:c="9"/></text:span><text:span text:style-name="T2">.swap_out(priority, gfp_mask)</text:span></text:p>
          <text:p text:style-name="P4"><text:span text:style-name="T2"><text:s text:c="12"/></text:span><text:span text:style-name="T2">.swap_out_mm(best, gfp_mask);</text:span></text:p>
          <text:p text:style-name="P4"><text:span text:style-name="T2"><text:s text:c="15"/></text:span><text:span text:style-name="T2">.swap_out_vma(mm, vma, address, gfp_mask);</text:span></text:p>
          <text:p text:style-name="P4"><text:span text:style-name="T2"><text:s text:c="18"/></text:span><text:span text:style-name="T2">.swap_out_pgd(mm, vma, pgdir, address, end, gfp_mask);</text:span></text:p>
          <text:p text:style-name="P4"><text:span text:style-name="T2"><text:s text:c="21"/></text:span><text:span text:style-name="T2">.try_to_swap_out(mm, vma, address, pte, gfp_mask);</text:span></text:p>
          <text:p text:style-name="P4"><text:span text:style-name="T2"><text:s text:c="12"/></text:span><text:span text:style-name="T2">.mmput(best);</text:span></text:p>
          <text:p text:style-name="P4"><text:span text:style-name="T2"><text:s text:c="6"/></text:span><text:span text:style-name="T2">.kmem_cache_reap(gfp_mask);</text:span></text:p>
          <text:p text:style-name="P4"><text:span text:style-name="T2"><text:s text:c="3"/></text:span><text:span text:style-name="T2">.refill_inactive_scan(6, 0);</text:span></text:p>
          <text:p text:style-name="P4"><text:span text:style-name="T2"><text:s text:c="3"/></text:span><text:span text:style-name="T2">.run_task_queue(&amp;tq_disk);</text:span></text:p>
          <text:p text:style-name="P4"><text:span text:style-name="T2"><text:s text:c="3"/></text:span><text:span text:style-name="T2">.interruptible_sleep_on_timeout(&amp;kswapd_wait, HZ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7" draw:layer="layout" svg:x1="1.8cm" svg:y1="0.8cm" svg:x2="1.8cm" svg:y2="17.5cm">
          <text:p/>
        </draw:line>
        <draw:custom-shape draw:style-name="gr263" draw:text-style-name="P6" xml:id="id59" draw:id="id59" draw:layer="layout" svg:width="12.6cm" svg:height="6.1cm" svg:x="14.6cm" svg:y="1.4cm">
          <text:p text:style-name="P4"><text:span text:style-name="T2">try_to_swap_out(mm, vma, address, pte, gfp_mask);</text:span></text:p>
          <text:p text:style-name="P4"><text:span text:style-name="T2"><text:s text:c="3"/></text:span><text:span text:style-name="T2">.flush_tlb_page(vma, address);</text:span></text:p>
          <text:p text:style-name="P4"><text:span text:style-name="T2"><text:s text:c="3"/></text:span><text:span text:style-name="T2">.swap_duplicate(entry);</text:span></text:p>
          <text:p text:style-name="P4"><text:span text:style-name="T2"><text:s text:c="3"/></text:span><text:span text:style-name="T2">.flush_cache_page(vma, address);</text:span></text:p>
          <text:p text:style-name="P4"><text:span text:style-name="T2"><text:s text:c="3"/></text:span><text:span text:style-name="T2">.entry = get_swap_page(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3.4cm" svg:y1="6.604cm" svg:x2="14.6cm" svg:y2="4.45cm" draw:start-shape="id58" draw:start-glue-point="1" draw:end-shape="id59" draw:end-glue-point="3" svg:d="M13400 6604h601v-2154h599" svg:viewBox="0 0 1201 2155">
          <text:p/>
        </draw:connector>
      </draw:page>
      <draw:page draw:name="page5" draw:style-name="dp1" draw:master-page-name="Default">
        <draw:custom-shape draw:style-name="gr264" draw:text-style-name="P6" xml:id="id68" draw:id="id68" draw:layer="layout" svg:width="9.599cm" svg:height="1.692cm" svg:x="1.9cm" svg:y="1.108cm">
          <text:p text:style-name="P4"><text:span text:style-name="T2">kmem_cache_create</text:span></text:p>
          <text:p text:style-name="P4"><text:span text:style-name="T2"><text:s text:c="3"/></text:span><text:span text:style-name="T2">.kmem_cache_allo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5" draw:text-style-name="P6" xml:id="id69" draw:id="id69" draw:layer="layout" svg:width="9.599cm" svg:height="5.691cm" svg:x="1.901cm" svg:y="3.509cm">
          <text:p text:style-name="P4"><text:span text:style-name="T2">alloc_skb</text:span></text:p>
          <text:p text:style-name="P4"><text:span text:style-name="T2"><text:s text:c="3"/></text:span><text:span text:style-name="T2">.kmem_cache_alloc(</text:span><text:span text:style-name="T5">skbuff_head_cache</text:span><text:span text:style-name="T2">, gfp_mask);</text:span></text:p>
          <text:p text:style-name="P4"><text:span text:style-name="T2"><text:s text:c="6"/></text:span><text:span text:style-name="T2">.__kmem_cache_alloc(cachep, flags);</text:span></text:p>
          <text:p text:style-name="P4"><text:span text:style-name="T2"><text:s text:c="9"/></text:span><text:span text:style-name="T2">.kmem_cache_alloc_one(cachep);</text:span></text:p>
          <text:p text:style-name="P4"><text:span text:style-name="T2"><text:s text:c="12"/></text:span><text:span text:style-name="T2">.kmem_cache_alloc_one_tail(cachep, slabp);</text:span></text:p>
          <text:p text:style-name="P4"><text:span text:style-name="T2"><text:s text:c="9"/></text:span><text:span text:style-name="T2">.kmem_cache_grow(cachep, flags)</text:span></text:p>
          <text:p text:style-name="P4"><text:span text:style-name="T2"><text:s text:c="12"/></text:span><text:span text:style-name="T2">.objp = kmem_getpages(cachep, flags)</text:span></text:p>
          <text:p text:style-name="P4"><text:span text:style-name="T2"><text:s text:c="15"/></text:span><text:span text:style-name="T2">.__get_free_pages(flags, cachep-&gt;gfporder);</text:span></text:p>
          <text:p text:style-name="P4"><text:span text:style-name="T2"><text:s text:c="12"/></text:span><text:span text:style-name="T2">.slabp = kmem_cache_slabmgmt</text:span></text:p>
          <text:p text:style-name="P4"><text:span text:style-name="T2"><text:s text:c="12"/></text:span><text:span text:style-name="T2">.kmem_cache_init_objs()</text:span></text:p>
          <text:p text:style-name="P4"><text:span text:style-name="T2"><text:s text:c="15"/></text:span><text:span text:style-name="T2">.cachep-&gt;ctor(objp, cachep, ctor_flags);</text:span></text:p>
          <text:p text:style-name="P4"><text:span text:style-name="T2"><text:s text:c="15"/></text:span><text:span text:style-name="T2">.slab_bufctl(slabp)[i] = i+1;</text:span></text:p>
          <text:p text:style-name="P4"><text:span text:style-name="T2"><text:s text:c="15"/></text:span><text:span text:style-name="T2">.slabp-&gt;free = 0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6" draw:text-style-name="P5" draw:layer="layout" svg:width="3.213cm" svg:height="0.4cm" svg:x="22.935cm" svg:y="2.998cm">
          <text:p text:style-name="P4"><text:span text:style-name="T2">页面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7" draw:text-style-name="P6" draw:layer="layout" svg:width="3.213cm" svg:height="0.4cm" svg:x="22.935cm" svg:y="3.3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8" draw:text-style-name="P6" draw:layer="layout" svg:width="3.213cm" svg:height="0.4cm" svg:x="22.935cm" svg:y="4.1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9" draw:text-style-name="P5" xml:id="id65" draw:id="id65" draw:layer="layout" svg:width="3.213cm" svg:height="0.4cm" svg:x="22.935cm" svg:y="4.599cm">
          <text:p text:style-name="P11"><text:span text:style-name="T2">Struct slab_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0" draw:text-style-name="P6" draw:layer="layout" svg:width="3.213cm" svg:height="0.4cm" svg:x="22.935cm" svg:y="3.7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1" draw:text-style-name="P6" draw:layer="layout" svg:width="3.213cm" svg:height="0.4cm" svg:x="22.935cm" svg:y="4.999cm">
          <text:p text:style-name="P4"><text:span text:style-name="T2"><text:s text:c="3"/></text:span><text:span text:style-name="T2">.colouro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2" draw:text-style-name="P6" draw:layer="layout" svg:width="3.213cm" svg:height="0.4cm" svg:x="22.935cm" svg:y="5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3" draw:text-style-name="P6" xml:id="id60" draw:id="id60" draw:layer="layout" svg:width="3.212cm" svg:height="0.4cm" svg:x="22.936cm" svg:y="5.401cm">
          <text:p text:style-name="P4"><text:span text:style-name="T2"><text:s text:c="3"/></text:span><text:span text:style-name="T2">.*s_m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4" draw:text-style-name="P5" xml:id="id63" draw:id="id63" draw:layer="layout" svg:width="3.285cm" svg:height="0.4cm" svg:x="16cm" svg:y="2.897cm">
          <text:p text:style-name="P4"><text:span text:style-name="T2">Sturct kmem_cache_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5" draw:text-style-name="P6" xml:id="id66" draw:id="id66" draw:layer="layout" svg:width="3.285cm" svg:height="0.4cm" svg:x="16cm" svg:y="3.297cm">
          <text:p text:style-name="P4"><text:span text:style-name="T2"><text:s text:c="3"/></text:span><text:span text:style-name="T2">.slab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6" draw:text-style-name="P6" draw:layer="layout" svg:width="3.285cm" svg:height="0.4cm" svg:x="16cm" svg:y="4.098cm">
          <text:p text:style-name="P4"><text:span text:style-name="T2"><text:s text:c="3"/></text:span><text:span text:style-name="T2">.colour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7" draw:text-style-name="P6" draw:layer="layout" svg:width="3.285cm" svg:height="0.4cm" svg:x="16cm" svg:y="4.498cm">
          <text:p text:style-name="P4"><text:span text:style-name="T2"><text:s text:c="3"/></text:span><text:span text:style-name="T2">.colour_o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8" draw:text-style-name="P6" draw:layer="layout" svg:width="3.285cm" svg:height="0.4cm" svg:x="16cm" svg:y="3.697cm">
          <text:p text:style-name="P4"><text:span text:style-name="T2"><text:s text:c="3"/></text:span><text:span text:style-name="T2">.*firstnotfu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9" draw:text-style-name="P6" draw:layer="layout" svg:width="3.285cm" svg:height="0.4cm" svg:x="16cm" svg:y="4.8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0" draw:text-style-name="P6" draw:layer="layout" svg:width="3.285cm" svg:height="0.4cm" svg:x="16cm" svg:y="5.2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1" draw:text-style-name="P6" draw:layer="layout" svg:width="3.285cm" svg:height="0.4cm" svg:x="16cm" svg:y="5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19" draw:layer="layout" svg:x1="21.8cm" svg:y1="4.601cm" svg:x2="23.122cm" svg:y2="4.601cm">
          <text:p/>
        </draw:line>
        <draw:line draw:style-name="gr86" draw:text-style-name="P19" draw:layer="layout" svg:x1="21.8cm" svg:y1="3.001cm" svg:x2="23.122cm" svg:y2="3.001cm">
          <text:p/>
        </draw:line>
        <draw:line draw:style-name="gr282" draw:text-style-name="P19" draw:layer="layout" svg:x1="22.269cm" svg:y1="3.001cm" svg:x2="22.269cm" svg:y2="4.601cm">
          <text:p text:style-name="P8"><text:span text:style-name="T6">着色区</text:span></text:p>
        </draw:line>
        <draw:custom-shape draw:style-name="gr283" draw:text-style-name="P5" draw:layer="layout" svg:width="3.213cm" svg:height="0.4cm" svg:x="22.936cm" svg:y="6.2cm">
          <text:p text:style-name="P11"><text:span text:style-name="T2">kmem_bufctl_t 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4" draw:text-style-name="P12" draw:layer="layout" svg:width="3.213cm" svg:height="0.4cm" svg:x="22.936cm" svg:y="6.601cm">
          <text:p text:style-name="P11"><text:span text:style-name="T2">kmem_bufctl_t 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5" draw:text-style-name="P5" xml:id="id61" draw:id="id61" draw:layer="layout" svg:width="3.213cm" svg:height="0.4cm" svg:x="22.935cm" svg:y="6.999cm">
          <text:p text:style-name="P4"><text:span text:style-name="T2">对象区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8" draw:text-style-name="P6" draw:layer="layout" svg:width="3.213cm" svg:height="0.4cm" svg:x="22.935cm" svg:y="7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6" draw:text-style-name="P6" draw:layer="layout" svg:width="3.213cm" svg:height="0.4cm" svg:x="22.935cm" svg:y="7.3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26.148cm" svg:y1="5.601cm" svg:x2="26.148cm" svg:y2="7.199cm" draw:start-shape="id60" draw:start-glue-point="1" draw:end-shape="id61" draw:end-glue-point="1" svg:d="M26148 5601h502v1598h-502" svg:viewBox="0 0 503 1599">
          <text:p/>
        </draw:connector>
        <draw:custom-shape draw:style-name="gr287" draw:text-style-name="P12" draw:layer="layout" svg:width="3.285cm" svg:height="0.4cm" svg:x="16cm" svg:y="6.2cm">
          <text:p text:style-name="P11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6" draw:text-style-name="P6" draw:layer="layout" svg:width="3.285cm" svg:height="0.4cm" svg:x="16cm" svg:y="7.801cm">
          <text:p text:style-name="P4"><text:span text:style-name="T2"><text:s text:c="3"/></text:span><text:span text:style-name="T2">.*mapp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8" draw:text-style-name="P6" draw:layer="layout" svg:width="3.285cm" svg:height="0.4cm" svg:x="16cm" svg:y="8.201cm">
          <text:p text:style-name="P4"><text:span text:style-name="T2"><text:s text:c="3"/></text:span><text:span text:style-name="T2">.index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9" draw:text-style-name="P6" draw:layer="layout" svg:width="3.285cm" svg:height="0.4cm" svg:x="16cm" svg:y="6.6cm">
          <text:p text:style-name="P4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0" draw:text-style-name="P6" draw:layer="layout" svg:width="3.285cm" svg:height="0.4cm" svg:x="16cm" svg:y="8.601cm">
          <text:p text:style-name="P4"><text:span text:style-name="T2"><text:s text:c="3"/></text:span><text:span text:style-name="T2">.*next_ha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1" draw:text-style-name="P6" draw:layer="layout" svg:width="3.285cm" svg:height="0.4cm" svg:x="16cm" svg:y="9.0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2" draw:text-style-name="P6" draw:layer="layout" svg:width="3.285cm" svg:height="0.4cm" svg:x="16cm" svg:y="9.003cm">
          <text:p text:style-name="P4"><text:span text:style-name="T2"><text:s text:c="3"/></text:span><text:span text:style-name="T2">.cou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3" draw:text-style-name="P12" draw:layer="layout" svg:width="3.285cm" svg:height="0.4cm" svg:x="16cm" svg:y="9.401cm">
          <text:p text:style-name="P11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4" draw:text-style-name="P12" draw:layer="layout" svg:width="3.285cm" svg:height="0.4cm" svg:x="16cm" svg:y="9.802cm">
          <text:p text:style-name="P11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5" draw:text-style-name="P6" draw:layer="layout" svg:width="3.285cm" svg:height="0.4cm" svg:x="16cm" svg:y="6.601cm">
          <text:p text:style-name="P4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6" draw:text-style-name="P6" xml:id="id62" draw:id="id62" draw:layer="layout" svg:width="3.285cm" svg:height="0.4cm" svg:x="16cm" svg:y="7.002cm">
          <text:p text:style-name="P4"><text:span text:style-name="T2"><text:s text:c="6"/></text:span><text:span text:style-name="T2">.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6" draw:text-style-name="P6" xml:id="id64" draw:id="id64" draw:layer="layout" svg:width="3.285cm" svg:height="0.4cm" svg:x="16cm" svg:y="7.402cm">
          <text:p text:style-name="P4"><text:span text:style-name="T2"><text:s text:c="6"/></text:span><text:span text:style-name="T2">.p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9.285cm" svg:y1="7.202cm" svg:x2="19.285cm" svg:y2="3.097cm" draw:start-shape="id62" draw:start-glue-point="1" draw:end-shape="id63" draw:end-glue-point="1" svg:d="M19285 7202h501v-4105h-501" svg:viewBox="0 0 502 4106">
          <text:p/>
        </draw:connector>
        <draw:connector draw:style-name="gr23" draw:text-style-name="P7" draw:layer="layout" svg:x1="19.285cm" svg:y1="7.602cm" svg:x2="22.935cm" svg:y2="4.799cm" draw:start-shape="id64" draw:start-glue-point="1" draw:end-shape="id65" draw:end-glue-point="3" svg:d="M19285 7602h1825v-2803h1825" svg:viewBox="0 0 3651 2804">
          <text:p/>
        </draw:connector>
        <draw:custom-shape draw:style-name="gr297" draw:text-style-name="P6" xml:id="id67" draw:id="id67" draw:layer="layout" svg:width="3.212cm" svg:height="0.4cm" svg:x="22.937cm" svg:y="5.802cm">
          <text:p text:style-name="P4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draw:line-skew="0.389cm" svg:x1="19.285cm" svg:y1="3.497cm" svg:x2="22.937cm" svg:y2="6.002cm" draw:start-shape="id66" draw:start-glue-point="1" draw:end-shape="id67" svg:d="M19285 3497h2215v2505h1437" svg:viewBox="0 0 3653 2506">
          <text:p/>
        </draw:connector>
        <draw:connector draw:style-name="gr23" draw:text-style-name="P7" draw:layer="layout" svg:x1="6.699cm" svg:y1="2.8cm" svg:x2="6.7cm" svg:y2="3.509cm" draw:start-shape="id68" draw:start-glue-point="2" draw:end-shape="id69" draw:end-glue-point="0" svg:d="M6699 2800v355h1v354" svg:viewBox="0 0 2 710">
          <text:p/>
        </draw:connector>
        <draw:custom-shape draw:style-name="gr298" draw:text-style-name="P6" xml:id="id70" draw:id="id70" draw:layer="layout" svg:width="9.599cm" svg:height="2.091cm" svg:x="1.901cm" svg:y="9.809cm">
          <text:p text:style-name="P4"><text:span text:style-name="T2">kmem_cache_free</text:span></text:p>
          <text:p text:style-name="P4"><text:span text:style-name="T2"><text:s text:c="3"/></text:span><text:span text:style-name="T2">.__kmem_cache_free(cachep, objp);</text:span></text:p>
          <text:p text:style-name="P4"><text:span text:style-name="T2"><text:s text:c="6"/></text:span><text:span text:style-name="T2">.kmem_cache_free_one(cachep, objp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6.7cm" svg:y1="9.2cm" svg:x2="6.7cm" svg:y2="9.809cm" draw:start-shape="id69" draw:start-glue-point="2" draw:end-shape="id70" draw:end-glue-point="0" svg:d="M6700 9200v609" svg:viewBox="0 0 1 610">
          <text:p/>
        </draw:connector>
      </draw:page>
      <draw:page draw:name="page6" draw:style-name="dp1" draw:master-page-name="Default">
        <draw:custom-shape draw:style-name="gr299" draw:text-style-name="P6" draw:layer="layout" svg:width="8.1cm" svg:height="2.091cm" svg:x="1.4cm" svg:y="1cm">
          <text:p text:style-name="P4"><text:span text:style-name="T2">Ioremap</text:span></text:p>
          <text:p text:style-name="P4"><text:span text:style-name="T2"><text:s text:c="3"/></text:span><text:span text:style-name="T2">.area = get_vm_area()</text:span></text:p>
          <text:p text:style-name="P4"><text:span text:style-name="T2"><text:s text:c="3"/></text:span><text:span text:style-name="T2">.remap_area_pages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0" draw:text-style-name="P5" xml:id="id72" draw:id="id72" draw:layer="layout" svg:width="3.213cm" svg:height="0.4cm" svg:x="10.613cm" svg:y="2cm">
          <text:p text:style-name="P4"><text:span text:style-name="T2">Struct vm_struc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1" draw:text-style-name="P6" draw:layer="layout" svg:width="3.213cm" svg:height="0.4cm" svg:x="10.613cm" svg:y="2.4cm">
          <text:p text:style-name="P4"><text:span text:style-name="T2"><text:s text:c="3"/></text:span><text:span text:style-name="T2">.fla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2" draw:text-style-name="P6" draw:layer="layout" svg:width="3.213cm" svg:height="0.4cm" svg:x="10.613cm" svg:y="3.201cm">
          <text:p text:style-name="P4"><text:span text:style-name="T2"><text:s text:c="3"/></text:span><text:span text:style-name="T2">.siz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3" draw:text-style-name="P6" xml:id="id75" draw:id="id75" draw:layer="layout" svg:width="3.213cm" svg:height="0.4cm" svg:x="10.613cm" svg:y="2.8cm">
          <text:p text:style-name="P4"><text:span text:style-name="T2"><text:s text:c="3"/></text:span><text:span text:style-name="T2">.*add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4" draw:text-style-name="P16" xml:id="id71" draw:id="id71" draw:layer="layout" svg:width="3.213cm" svg:height="0.4cm" svg:x="10.6cm" svg:y="1.3cm">
          <text:p text:style-name="P4"><text:span text:style-name="T4">vmlist_loc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0.6cm" svg:y1="1.5cm" svg:x2="10.613cm" svg:y2="2.2cm" draw:start-shape="id71" draw:start-glue-point="3" draw:end-shape="id72" draw:end-glue-point="3" svg:d="M10600 1500h-502v700h515" svg:viewBox="0 0 516 701">
          <text:p/>
        </draw:connector>
        <draw:custom-shape draw:style-name="gr302" draw:text-style-name="P6" xml:id="id73" draw:id="id73" draw:layer="layout" svg:width="3.213cm" svg:height="0.4cm" svg:x="10.613cm" svg:y="3.602cm">
          <text:p text:style-name="P4"><text:span text:style-name="T2"><text:s text:c="3"/></text:span><text:span text:style-name="T2">.*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5" draw:text-style-name="P5" xml:id="id74" draw:id="id74" draw:layer="layout" svg:width="3.213cm" svg:height="0.4cm" svg:x="10.6cm" svg:y="4.7cm">
          <text:p text:style-name="P4"><text:span text:style-name="T2">Struct vm_struc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6" draw:text-style-name="P6" draw:layer="layout" svg:width="3.213cm" svg:height="0.4cm" svg:x="10.6cm" svg:y="5.1cm">
          <text:p text:style-name="P4"><text:span text:style-name="T2"><text:s text:c="3"/></text:span><text:span text:style-name="T2">.fla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2" draw:text-style-name="P6" draw:layer="layout" svg:width="3.213cm" svg:height="0.4cm" svg:x="10.6cm" svg:y="5.901cm">
          <text:p text:style-name="P4"><text:span text:style-name="T2"><text:s text:c="3"/></text:span><text:span text:style-name="T2">.siz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7" draw:text-style-name="P6" xml:id="id77" draw:id="id77" draw:layer="layout" svg:width="3.213cm" svg:height="0.4cm" svg:x="10.6cm" svg:y="5.5cm">
          <text:p text:style-name="P4"><text:span text:style-name="T2"><text:s text:c="3"/></text:span><text:span text:style-name="T2">.*add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2" draw:text-style-name="P6" draw:layer="layout" svg:width="3.213cm" svg:height="0.4cm" svg:x="10.6cm" svg:y="6.302cm">
          <text:p text:style-name="P4"><text:span text:style-name="T2"><text:s text:c="3"/></text:span><text:span text:style-name="T2">.*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0.613cm" svg:y1="3.802cm" svg:x2="10.6cm" svg:y2="4.9cm" draw:start-shape="id73" draw:start-glue-point="3" draw:end-shape="id74" draw:end-glue-point="3" svg:d="M10613 3802h-515v1098h502" svg:viewBox="0 0 516 1099">
          <text:p/>
        </draw:connector>
        <draw:custom-shape draw:style-name="gr308" draw:text-style-name="P5" draw:layer="layout" svg:width="2.547cm" svg:height="0.4cm" svg:x="15.886cm" svg:y="1.798cm">
          <text:p text:style-name="P4"><text:span text:style-name="T2">虚拟存储空间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9" draw:text-style-name="P6" xml:id="id76" draw:id="id76" draw:layer="layout" svg:width="2.547cm" svg:height="0.4cm" svg:x="15.885cm" svg:y="2.1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7" draw:text-style-name="P6" draw:layer="layout" svg:width="2.547cm" svg:height="0.4cm" svg:x="15.885cm" svg:y="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8618.453865336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0" draw:text-style-name="P6" draw:layer="layout" svg:width="2.547cm" svg:height="0.4cm" svg:x="15.885cm" svg:y="3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1" draw:text-style-name="P6" draw:layer="layout" svg:width="2.547cm" svg:height="0.4cm" svg:x="15.885cm" svg:y="2.5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2" draw:text-style-name="P6" draw:layer="layout" svg:width="2.547cm" svg:height="0.4cm" svg:x="15.885cm" svg:y="3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3" draw:text-style-name="P14" draw:layer="layout" svg:width="0.6cm" svg:height="4.001cm" svg:x="18.5cm" svg:y="2.199cm">
          <text:p text:style-name="P4"><text:span text:style-name="T2"><text:s text:c="33"/></text:span><text:span text:style-name="T2">内核空间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14" draw:text-style-name="P6" xml:id="id78" draw:id="id78" draw:layer="layout" svg:width="2.547cm" svg:height="0.4cm" svg:x="15.885cm" svg:y="4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7" draw:text-style-name="P6" draw:layer="layout" svg:width="2.547cm" svg:height="0.4cm" svg:x="15.885cm" svg:y="5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5" draw:text-style-name="P6" draw:layer="layout" svg:width="2.547cm" svg:height="0.4cm" svg:x="15.885cm" svg:y="5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6" draw:text-style-name="P6" draw:layer="layout" svg:width="2.547cm" svg:height="0.4cm" svg:x="15.885cm" svg:y="4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7" draw:text-style-name="P6" draw:layer="layout" svg:width="2.547cm" svg:height="0.4cm" svg:x="15.885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3.826cm" svg:y1="3cm" svg:x2="15.885cm" svg:y2="2.399cm" draw:start-shape="id75" draw:start-glue-point="1" draw:end-shape="id76" draw:end-glue-point="3" svg:d="M13826 3000h1029v-601h1030" svg:viewBox="0 0 2060 602">
          <text:p/>
        </draw:connector>
        <draw:connector draw:style-name="gr23" draw:text-style-name="P7" draw:layer="layout" svg:x1="13.813cm" svg:y1="5.7cm" svg:x2="15.885cm" svg:y2="4.4cm" draw:start-shape="id77" draw:start-glue-point="1" draw:end-shape="id78" draw:end-glue-point="3" svg:d="M13813 5700h1036v-1300h1036" svg:viewBox="0 0 2073 1301">
          <text:p/>
        </draw:connector>
        <draw:line draw:style-name="gr86" draw:text-style-name="P7" draw:layer="layout" svg:x1="15.2cm" svg:y1="2.2cm" svg:x2="16.2cm" svg:y2="2.2cm">
          <text:p/>
        </draw:line>
        <draw:line draw:style-name="gr86" draw:text-style-name="P7" draw:layer="layout" svg:x1="15.2cm" svg:y1="4.2cm" svg:x2="16.2cm" svg:y2="4.2cm">
          <text:p/>
        </draw:line>
        <draw:line draw:style-name="gr282" draw:text-style-name="P20" draw:layer="layout" svg:x1="15.337cm" svg:y1="2.2cm" svg:x2="15.337cm" svg:y2="4.2cm">
          <text:p text:style-name="P8"><text:span text:style-name="T7">size</text:span></text:p>
        </draw:line>
      </draw:page>
      <draw:page draw:name="page7" draw:style-name="dp1" draw:master-page-name="Default">
        <draw:custom-shape draw:style-name="gr318" draw:text-style-name="P6" draw:layer="layout" svg:width="8.399cm" svg:height="6.1cm" svg:x="1.401cm" svg:y="1cm">
          <text:p text:style-name="P4"><text:span text:style-name="T2"><text:s/></text:span><text:span text:style-name="T2">sys_brk(unsigned long brk)</text:span></text:p>
          <text:p text:style-name="P4"><text:span text:style-name="T2"><text:s text:c="3"/></text:span><text:span text:style-name="T2">.do_munmap(mm, newbrk, oldbrk-newbrk)</text:span></text:p>
          <text:p text:style-name="P4"><text:span text:style-name="T2"><text:s text:c="3"/></text:span><text:span text:style-name="T2">.zap_page_range(mm, st, size);</text:span></text:p>
          <text:p text:style-name="P4"><text:span text:style-name="T2"><text:s text:c="6"/></text:span><text:span text:style-name="T2">.zap_pmd_range(mm, dir, address, end – address);</text:span></text:p>
          <text:p text:style-name="P4"><text:span text:style-name="T2"><text:s text:c="9"/></text:span><text:span text:style-name="T2">.zap_pte_range(mm, pmd, address, end – address);</text:span></text:p>
          <text:p text:style-name="P4"><text:span text:style-name="T2"><text:s text:c="12"/></text:span><text:span text:style-name="T2">.free_pte(page);</text:span></text:p>
          <text:p text:style-name="P4"><text:span text:style-name="T2"><text:s text:c="15"/></text:span><text:span text:style-name="T2">.__free_page(ptpage)//</text:span><text:span text:style-name="T8">__free_pages((page), 0)</text:span></text:p>
          <text:p text:style-name="P4"><text:span text:style-name="T2"><text:s text:c="15"/></text:span><text:span text:style-name="T2">.swap_free(pte_to_swp_entry(page));</text:span></text:p>
          <text:p text:style-name="P4"><text:span text:style-name="T2"><text:s text:c="6"/></text:span><text:span text:style-name="T2">.mm-&gt;rss -= freed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7" draw:layer="layout" svg:x1="3cm" svg:y1="0.5cm" svg:x2="3cm" svg:y2="7.3cm">
          <text:p/>
        </draw:line>
      </draw:page>
      <draw:page draw:name="page8" draw:style-name="dp1" draw:master-page-name="Default">
        <draw:custom-shape draw:style-name="gr319" draw:text-style-name="P5" xml:id="id88" draw:id="id88" draw:layer="layout" svg:width="3.492cm" svg:height="0.4cm" svg:x="10.406cm" svg:y="0.196cm">
          <text:p text:style-name="P4"><text:span text:style-name="T2">Struct dma_po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0" draw:text-style-name="P6" draw:layer="layout" svg:width="3.492cm" svg:height="0.4cm" svg:x="10.406cm" svg:y="0.596cm">
          <text:p text:style-name="P4"><text:span text:style-name="T2"><text:s text:c="3"/></text:span><text:span text:style-name="T2">.pag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1" draw:text-style-name="P6" xml:id="id80" draw:id="id80" draw:layer="layout" svg:width="3.492cm" svg:height="0.4cm" svg:x="10.406cm" svg:y="1.397cm">
          <text:p text:style-name="P4"><text:span text:style-name="T2"><text:s text:c="3"/></text:span><text:span text:style-name="T2">.po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2" draw:text-style-name="P6" draw:layer="layout" svg:width="3.492cm" svg:height="0.4cm" svg:x="10.406cm" svg:y="1.797cm">
          <text:p text:style-name="P4"><text:span text:style-name="T2"><text:s text:c="2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3" draw:text-style-name="P6" xml:id="id81" draw:id="id81" draw:layer="layout" svg:width="3.492cm" svg:height="0.4cm" svg:x="10.406cm" svg:y="0.996cm">
          <text:p text:style-name="P4"><text:span text:style-name="T2"><text:s text:c="3"/></text:span><text:span text:style-name="T2">.*de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4" draw:text-style-name="P6" draw:layer="layout" svg:width="3.492cm" svg:height="0.4cm" svg:x="10.406cm" svg:y="2.1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5" draw:text-style-name="P6" draw:layer="layout" svg:width="3.492cm" svg:height="0.4cm" svg:x="10.406cm" svg:y="2.5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6" draw:text-style-name="P5" xml:id="id82" draw:id="id82" draw:layer="layout" svg:width="3.492cm" svg:height="0.4cm" svg:x="4.793cm" svg:y="0.4cm">
          <text:p text:style-name="P4"><text:span text:style-name="T2">Struct de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7" draw:text-style-name="P6" xml:id="id79" draw:id="id79" draw:layer="layout" svg:width="3.492cm" svg:height="0.4cm" svg:x="4.793cm" svg:y="0.8cm">
          <text:p text:style-name="P4"><text:span text:style-name="T2"><text:s text:c="3"/></text:span><text:span text:style-name="T2">.dma_po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8" draw:text-style-name="P6" draw:layer="layout" svg:width="3.492cm" svg:height="0.4cm" svg:x="4.793cm" svg:y="1.6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9" draw:text-style-name="P6" draw:layer="layout" svg:width="3.492cm" svg:height="0.4cm" svg:x="4.793cm" svg:y="2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0" draw:text-style-name="P6" xml:id="id91" draw:id="id91" draw:layer="layout" svg:width="3.492cm" svg:height="0.4cm" svg:x="4.793cm" svg:y="1.2cm">
          <text:p text:style-name="P4"><text:span text:style-name="T2"><text:s text:c="3"/></text:span><text:span text:style-name="T2">.*dma_m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1" draw:text-style-name="P6" draw:layer="layout" svg:width="3.492cm" svg:height="0.4cm" svg:x="4.793cm" svg:y="2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2" draw:text-style-name="P6" draw:layer="layout" svg:width="3.492cm" svg:height="0.4cm" svg:x="4.793cm" svg:y="2.8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3" draw:text-style-name="P7" draw:layer="layout" draw:type="curve" svg:x1="8.285cm" svg:y1="1cm" svg:x2="10.406cm" svg:y2="1.597cm" draw:start-shape="id79" draw:start-glue-point="1" draw:end-shape="id80" draw:end-glue-point="3" svg:d="M8285 1000c1591 0 531 597 2121 597" svg:viewBox="0 0 2122 598">
          <text:p/>
        </draw:connector>
        <draw:connector draw:style-name="gr333" draw:text-style-name="P7" draw:layer="layout" draw:type="curve" draw:line-skew="0.252cm" svg:x1="10.406cm" svg:y1="1.196cm" svg:x2="8.285cm" svg:y2="0.6cm" draw:start-shape="id81" draw:start-glue-point="3" draw:end-shape="id82" draw:end-glue-point="1" svg:d="M10406 1196c-1212 0-152-596-2121-596" svg:viewBox="0 0 2122 597">
          <text:p/>
        </draw:connector>
        <draw:custom-shape draw:style-name="gr334" draw:text-style-name="P5" xml:id="id90" draw:id="id90" draw:layer="layout" svg:width="3.492cm" svg:height="0.4cm" svg:x="10.408cm" svg:y="3.698cm">
          <text:p text:style-name="P4"><text:span text:style-name="T2">Struct dma_po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5" draw:text-style-name="P6" xml:id="id84" draw:id="id84" draw:layer="layout" svg:width="3.492cm" svg:height="0.4cm" svg:x="10.408cm" svg:y="4.098cm">
          <text:p text:style-name="P4"><text:span text:style-name="T2"><text:s text:c="3"/></text:span><text:span text:style-name="T2">.pag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1" draw:text-style-name="P6" xml:id="id83" draw:id="id83" draw:layer="layout" svg:width="3.492cm" svg:height="0.4cm" svg:x="10.408cm" svg:y="4.899cm">
          <text:p text:style-name="P4"><text:span text:style-name="T2"><text:s text:c="3"/></text:span><text:span text:style-name="T2">.po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6" draw:text-style-name="P6" xml:id="id94" draw:id="id94" draw:layer="layout" svg:width="3.492cm" svg:height="0.4cm" svg:x="10.408cm" svg:y="5.299cm">
          <text:p text:style-name="P4"><text:span text:style-name="T2"><text:s text:c="3"/></text:span><text:span text:style-name="T2">.allo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7" draw:text-style-name="P6" xml:id="id86" draw:id="id86" draw:layer="layout" svg:width="3.492cm" svg:height="0.4cm" svg:x="10.408cm" svg:y="4.498cm">
          <text:p text:style-name="P4"><text:span text:style-name="T2"><text:s text:c="3"/></text:span><text:span text:style-name="T2">.*de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8" draw:text-style-name="P6" draw:layer="layout" svg:width="3.492cm" svg:height="0.4cm" svg:x="10.408cm" svg:y="5.699cm">
          <text:p text:style-name="P4"><text:span text:style-name="T2"><text:s text:c="3"/></text:span><text:span text:style-name="T2">.siz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9" draw:text-style-name="P6" draw:layer="layout" svg:width="3.492cm" svg:height="0.4cm" svg:x="10.408cm" svg:y="6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3" draw:text-style-name="P7" draw:layer="layout" draw:type="curve" svg:x1="10.406cm" svg:y1="1.597cm" svg:x2="10.408cm" svg:y2="5.099cm" draw:start-shape="id80" draw:start-glue-point="3" draw:end-shape="id83" draw:end-glue-point="3" svg:d="M10406 1597c-751 0-752 3502 2 3502" svg:viewBox="0 0 566 3503">
          <text:p/>
        </draw:connector>
        <draw:custom-shape draw:style-name="gr340" draw:text-style-name="P5" draw:layer="layout" svg:width="3.492cm" svg:height="0.4cm" svg:x="15.708cm" svg:y="4.3cm">
          <text:p text:style-name="P4"><text:span text:style-name="T2">Struct dma_p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1" draw:text-style-name="P6" xml:id="id85" draw:id="id85" draw:layer="layout" svg:width="3.492cm" svg:height="0.4cm" svg:x="15.708cm" svg:y="4.7cm">
          <text:p text:style-name="P4"><text:span text:style-name="T2"><text:s text:c="3"/></text:span><text:span text:style-name="T2">.pag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1" draw:text-style-name="P6" xml:id="id103" draw:id="id103" draw:layer="layout" svg:width="3.492cm" svg:height="0.4cm" svg:x="15.708cm" svg:y="5.501cm">
          <text:p text:style-name="P4"><text:span text:style-name="T2"><text:s text:c="3"/></text:span><text:span text:style-name="T2">.dm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2" draw:text-style-name="P6" draw:layer="layout" svg:width="3.492cm" svg:height="0.4cm" svg:x="15.708cm" svg:y="5.901cm">
          <text:p text:style-name="P4"><text:span text:style-name="T2"><text:s text:c="3"/></text:span><text:span text:style-name="T2">.in_u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3" draw:text-style-name="P6" xml:id="id101" draw:id="id101" draw:layer="layout" svg:width="3.492cm" svg:height="0.4cm" svg:x="15.708cm" svg:y="5.1cm">
          <text:p text:style-name="P4"><text:span text:style-name="T2"><text:s text:c="3"/></text:span><text:span text:style-name="T2">.*vadd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4" draw:text-style-name="P6" draw:layer="layout" svg:width="3.492cm" svg:height="0.4cm" svg:x="15.708cm" svg:y="6.301cm">
          <text:p text:style-name="P4"><text:span text:style-name="T2"><text:s text:c="3"/></text:span><text:span text:style-name="T2">.offset?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5" draw:text-style-name="P6" draw:layer="layout" svg:width="3.492cm" svg:height="0.4cm" svg:x="15.708cm" svg:y="6.7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3" draw:text-style-name="P7" draw:layer="layout" draw:type="curve" svg:x1="13.9cm" svg:y1="4.298cm" svg:x2="15.708cm" svg:y2="4.9cm" draw:start-shape="id84" draw:start-glue-point="1" draw:end-shape="id85" draw:end-glue-point="3" svg:d="M13900 4298c1357 0 454 602 1808 602" svg:viewBox="0 0 1809 603">
          <text:p/>
        </draw:connector>
        <draw:connector draw:style-name="gr333" draw:text-style-name="P7" draw:layer="layout" draw:type="curve" svg:x1="10.408cm" svg:y1="4.698cm" svg:x2="8.285cm" svg:y2="0.6cm" draw:start-shape="id86" draw:start-glue-point="3" draw:end-shape="id82" draw:end-glue-point="1" svg:d="M10408 4698c-1591 0-530-4098-2123-4098" svg:viewBox="0 0 2124 4099">
          <text:p/>
        </draw:connector>
        <draw:custom-shape draw:style-name="gr346" draw:text-style-name="P6" draw:layer="layout" svg:width="10.9cm" svg:height="7.1cm" svg:x="0.4cm" svg:y="12.6cm">
          <text:p text:style-name="P4"><text:span text:style-name="T2">1.</text:span><text:span text:style-name="T2">生成</text:span><text:span text:style-name="T2">HCD</text:span><text:span text:style-name="T2">的时候创建</text:span><text:span text:style-name="T2">dma_pool</text:span></text:p>
          <text:p text:style-name="P4"><text:span text:style-name="T2">dma_pool_create//</text:span><text:span text:style-name="T2">将</text:span><text:span text:style-name="T2">dma_pool</text:span><text:span text:style-name="T2">添加给</text:span><text:span text:style-name="T2">device</text:span><text:span text:style-name="T2">，不涉及</text:span><text:span text:style-name="T2">dma_page</text:span><text:span text:style-name="T2">分配</text:span></text:p>
          <text:p text:style-name="P4"><text:span text:style-name="T2">2.probe</text:span><text:span text:style-name="T2">的时候进行</text:span><text:span text:style-name="T2">alloc</text:span><text:span text:style-name="T2">，分配具体页面</text:span></text:p>
          <text:p text:style-name="P4"><text:span text:style-name="T2">dma_pool_alloc</text:span></text:p>
          <text:p text:style-name="P4"><text:span text:style-name="T2"><text:s text:c="3"/></text:span><text:span text:style-name="T2">.page = pool_alloc_page()</text:span></text:p>
          <text:p text:style-name="P4"><text:span text:style-name="T2"><text:s text:c="6"/></text:span><text:span text:style-name="T2">.dma_alloc_from_coherent</text:span></text:p>
          <text:p text:style-name="P4"><text:span text:style-name="T2"><text:s text:c="9"/></text:span><text:span text:style-name="T2">.pageno = bitmap_find_free_region()</text:span></text:p>
          <text:p text:style-name="P4"><text:span text:style-name="T2"><text:s text:c="12"/></text:span><text:span text:style-name="T2">.__reg_op(bitmap, pos, order, REG_OP_ALLOC);</text:span></text:p>
          <text:p text:style-name="P4"><text:span text:style-name="T2"><text:s text:c="6"/></text:span><text:span text:style-name="T2">.pool_initialise_page(pool, page);&lt;&lt;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089.74641675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7" draw:text-style-name="P5" draw:layer="layout" svg:width="3.302cm" svg:height="0.4cm" svg:x="0.298cm" svg:y="0.3cm">
          <text:p text:style-name="P4"><text:span text:style-name="T2">struct usb_hc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8" draw:text-style-name="P6" draw:layer="layout" svg:width="3.302cm" svg:height="0.4cm" svg:x="0.298cm" svg:y="0.699cm">
          <text:p text:style-name="P4"><text:span text:style-name="T2"><text:s text:c="2"/></text:span><text:span text:style-name="T2">.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9" draw:text-style-name="P6" draw:layer="layout" svg:width="3.302cm" svg:height="0.4cm" svg:x="0.298cm" svg:y="1.501cm">
          <text:p text:style-name="P4"><text:span text:style-name="T2"><text:s text:c="2"/></text:span><text:span text:style-name="T2">.self</text:span><text:span text:style-name="T2">（实体）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0" draw:text-style-name="P6" draw:layer="layout" svg:width="3.302cm" svg:height="0.4cm" svg:x="0.298cm" svg:y="2.299cm">
          <text:p text:style-name="P4"><text:span text:style-name="T2"><text:s text:c="4"/></text:span><text:span text:style-name="T2">.devnum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1" draw:text-style-name="P6" draw:layer="layout" svg:width="3.302cm" svg:height="0.4cm" svg:x="0.298cm" svg:y="2.696cm">
          <text:p text:style-name="P4"><text:span text:style-name="T2"><text:s text:c="4"/></text:span><text:span text:style-name="T2">.dev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9" draw:text-style-name="P6" draw:layer="layout" svg:width="3.302cm" svg:height="0.4cm" svg:x="0.298cm" svg:y="3.097cm">
          <text:p text:style-name="P4"><text:span text:style-name="T2"><text:s text:c="4"/></text:span><text:span text:style-name="T2">.bus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2" draw:text-style-name="P6" draw:layer="layout" svg:width="3.302cm" svg:height="0.4cm" svg:x="0.298cm" svg:y="1.101cm">
          <text:p text:style-name="P4"><text:span text:style-name="T2"><text:s text:c="2"/></text:span><text:span text:style-name="T2">.irq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3" draw:text-style-name="P6" xml:id="id104" draw:id="id104" draw:layer="layout" svg:width="3.302cm" svg:height="0.4cm" svg:x="0.298cm" svg:y="1.9cm">
          <text:p text:style-name="P4"><text:span text:style-name="T2"><text:s text:c="4"/></text:span><text:span text:style-name="T2">.*control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4" draw:text-style-name="P6" xml:id="id87" draw:id="id87" draw:layer="layout" svg:width="3.302cm" svg:height="0.4cm" svg:x="0.299cm" svg:y="3.5cm">
          <text:p text:style-name="P4"><text:span text:style-name="T2"><text:s text:c="3"/></text:span><text:span text:style-name="T2">.*pool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5" draw:text-style-name="P6" xml:id="id89" draw:id="id89" draw:layer="layout" svg:width="3.302cm" svg:height="0.4cm" svg:x="0.299cm" svg:y="3.897cm">
          <text:p text:style-name="P4"><text:span text:style-name="T2"><text:s text:c="13"/></text:span><text:span text:style-name="T2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9" draw:text-style-name="P6" draw:layer="layout" svg:width="3.302cm" svg:height="0.4cm" svg:x="0.299cm" svg:y="4.298cm">
          <text:p text:style-name="P4"><text:span text:style-name="T2"><text:s text:c="3"/></text:span><text:span text:style-name="T2">.*pool[3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3" draw:text-style-name="P7" draw:layer="layout" draw:type="curve" draw:line-skew="1.496cm" svg:x1="3.601cm" svg:y1="3.7cm" svg:x2="10.406cm" svg:y2="0.396cm" draw:start-shape="id87" draw:start-glue-point="1" draw:end-shape="id88" draw:end-glue-point="3" svg:d="M3601 3700c7348 0 3946-3304 6805-3304" svg:viewBox="0 0 6806 3305">
          <text:p/>
        </draw:connector>
        <draw:connector draw:style-name="gr333" draw:text-style-name="P7" draw:layer="layout" draw:type="curve" svg:x1="3.601cm" svg:y1="4.097cm" svg:x2="10.408cm" svg:y2="3.898cm" draw:start-shape="id89" draw:start-glue-point="1" draw:end-shape="id90" draw:end-glue-point="3" svg:d="M3601 4097c5106 0 1703-199 6807-199" svg:viewBox="0 0 6808 200">
          <text:p/>
        </draw:connector>
        <draw:custom-shape draw:style-name="gr356" draw:text-style-name="P5" xml:id="id92" draw:id="id92" draw:layer="layout" svg:width="3.492cm" svg:height="0.4cm" svg:x="4.794cm" svg:y="5.601cm">
          <text:p text:style-name="P4"><text:span text:style-name="T2">Struct dma_coherent_m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7" draw:text-style-name="P6" xml:id="id93" draw:id="id93" draw:layer="layout" svg:width="3.492cm" svg:height="0.4cm" svg:x="4.794cm" svg:y="6.001cm">
          <text:p text:style-name="P4"><text:span text:style-name="T2"><text:s text:c="3"/></text:span><text:span text:style-name="T2">.*bit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1" draw:text-style-name="P6" xml:id="id100" draw:id="id100" draw:layer="layout" svg:width="3.492cm" svg:height="0.4cm" svg:x="4.794cm" svg:y="6.802cm">
          <text:p text:style-name="P4"><text:span text:style-name="T2"><text:s text:c="3"/></text:span><text:span text:style-name="T2">.*virt_ba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8" draw:text-style-name="P6" draw:layer="layout" svg:width="3.492cm" svg:height="0.4cm" svg:x="4.794cm" svg:y="7.202cm">
          <text:p text:style-name="P4"><text:span text:style-name="T2"><text:s text:c="3"/></text:span><text:span text:style-name="T2">.device_ba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9" draw:text-style-name="P6" draw:layer="layout" svg:width="3.492cm" svg:height="0.4cm" svg:x="4.794cm" svg:y="6.401cm">
          <text:p text:style-name="P4"><text:span text:style-name="T2"><text:s text:c="3"/></text:span><text:span text:style-name="T2">.size</text:span><text:span text:style-name="T2"><text:tab/></text:span><text:span text:style-name="T2">//bitmap</text:span><text:span text:style-name="T2">长度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0" draw:text-style-name="P6" draw:layer="layout" svg:width="3.492cm" svg:height="0.4cm" svg:x="4.794cm" svg:y="7.6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1" draw:text-style-name="P6" draw:layer="layout" svg:width="3.492cm" svg:height="0.4cm" svg:x="4.794cm" svg:y="8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draw:type="curve" svg:x1="4.793cm" svg:y1="1.4cm" svg:x2="4.794cm" svg:y2="5.801cm" draw:start-shape="id91" draw:start-glue-point="3" draw:end-shape="id92" draw:end-glue-point="3" svg:d="M4793 1400c-751 0-752 4401 1 4401" svg:viewBox="0 0 565 4402">
          <text:p/>
        </draw:connector>
        <draw:custom-shape draw:style-name="gr362" draw:text-style-name="P6" draw:layer="layout" svg:width="0.177cm" svg:height="0.4cm" svg:x="9.395cm" svg:y="7.4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2" draw:text-style-name="P6" draw:layer="layout" svg:width="0.178cm" svg:height="0.4cm" svg:x="9.57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2" draw:text-style-name="P6" draw:layer="layout" svg:width="0.177cm" svg:height="0.4cm" svg:x="9.746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2" draw:text-style-name="P6" draw:layer="layout" svg:width="0.178cm" svg:height="0.4cm" svg:x="9.92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2" draw:text-style-name="P6" draw:layer="layout" svg:width="0.177cm" svg:height="0.4cm" svg:x="10.096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2" draw:text-style-name="P6" draw:layer="layout" svg:width="0.177cm" svg:height="0.4cm" svg:x="10.271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2" draw:text-style-name="P6" draw:layer="layout" svg:width="0.177cm" svg:height="0.4cm" svg:x="10.446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2" draw:text-style-name="P6" xml:id="id98" draw:id="id98" draw:layer="layout" svg:width="0.178cm" svg:height="0.4cm" svg:x="10.621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2" draw:text-style-name="P6" draw:layer="layout" svg:width="0.178cm" svg:height="0.4cm" svg:x="10.796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2" draw:text-style-name="P6" draw:layer="layout" svg:width="0.177cm" svg:height="0.4cm" svg:x="10.972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2" draw:text-style-name="P6" draw:layer="layout" svg:width="0.177cm" svg:height="0.4cm" svg:x="11.147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2" draw:text-style-name="P6" draw:layer="layout" svg:width="0.177cm" svg:height="0.4cm" svg:x="11.322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2" draw:text-style-name="P6" draw:layer="layout" svg:width="0.178cm" svg:height="0.4cm" svg:x="11.497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2" draw:text-style-name="P6" draw:layer="layout" svg:width="0.177cm" svg:height="0.4cm" svg:x="11.672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2" draw:text-style-name="P6" draw:layer="layout" svg:width="0.178cm" svg:height="0.4cm" svg:x="11.847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2" draw:text-style-name="P6" xml:id="id96" draw:id="id96" draw:layer="layout" svg:width="0.177cm" svg:height="0.4cm" svg:x="12.023cm" svg:y="7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draw:type="curve" svg:x1="8.286cm" svg:y1="6.201cm" svg:x2="9.395cm" svg:y2="7.698cm" draw:start-shape="id93" draw:start-glue-point="1" svg:d="M8286 6201c1209 0 655 1497 1109 1497" svg:viewBox="0 0 1110 1498">
          <text:p/>
        </draw:connector>
        <draw:custom-shape draw:style-name="gr363" draw:text-style-name="P22" draw:layer="layout" svg:width="2.999cm" svg:height="1.5cm" svg:x="13.5cm" svg:y="7.4cm">
          <text:p text:style-name="P21"><text:span text:style-name="T9">bitmap</text:span><text:span text:style-name="T9">中每个</text:span><text:span text:style-name="T9">bit</text:span><text:span text:style-name="T9">表示一个页面是否被占用？</text:span></text:p>
          <draw:enhanced-geometry svg:viewBox="0 0 21600 21600" draw:mirror-horizontal="false" draw:type="line-callout-2" draw:modifiers="-8928 4561.75882744837 -3600 4000 -1800 7972.285143237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63" draw:text-style-name="P22" xml:id="id95" draw:id="id95" draw:layer="layout" svg:width="2.999cm" svg:height="1.5cm" svg:x="15.9cm" svg:y="2.3cm">
          <text:p text:style-name="P21"><text:span text:style-name="T9">pool_max</text:span><text:span text:style-name="T9">中的值</text:span></text:p>
          <draw:enhanced-geometry svg:viewBox="0 0 21600 21600" draw:mirror-horizontal="false" draw:type="line-callout-2" draw:modifiers="-8928 4561.75882744837 -3600 4000 -1800 7972.285143237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onnector draw:style-name="gr23" draw:text-style-name="P7" draw:layer="layout" svg:x1="13.9cm" svg:y1="5.499cm" svg:x2="15.9cm" svg:y2="3.05cm" draw:start-shape="id94" draw:start-glue-point="1" draw:end-shape="id95" draw:end-glue-point="3" svg:d="M13900 5499h502v-949h-244v-1500h1742" svg:viewBox="0 0 2001 2450">
          <text:p/>
        </draw:connector>
        <draw:custom-shape draw:style-name="gr364" draw:text-style-name="P23" xml:id="id97" draw:id="id97" draw:layer="layout" svg:width="2.6cm" svg:height="1cm" svg:x="12.7cm" svg:y="9.1cm">
          <text:p text:style-name="P21"><text:span text:style-name="T10">页面</text:span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5" draw:text-style-name="P25" xml:id="id102" draw:id="id102" draw:layer="layout" svg:width="2.6cm" svg:height="1cm" svg:x="12.7cm" svg:y="10.1cm">
          <text:p text:style-name="P24"><text:span text:style-name="T11">页面</text:span><text:span text:style-name="T1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6" draw:text-style-name="P25" xml:id="id99" draw:id="id99" draw:layer="layout" svg:width="2.6cm" svg:height="1cm" svg:x="12.7cm" svg:y="12.1cm">
          <text:p text:style-name="P24"><text:span text:style-name="T11">页面</text:span><text:span text:style-name="T11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7" draw:layer="layout" svg:x1="12.111cm" svg:y1="7.9cm" svg:x2="12.7cm" svg:y2="9.6cm" draw:start-shape="id96" draw:start-glue-point="2" draw:end-shape="id97" draw:end-glue-point="3" svg:d="M12111 7900v1700h589" svg:viewBox="0 0 590 1701">
          <text:p/>
        </draw:connector>
        <draw:connector draw:style-name="gr23" draw:text-style-name="P7" draw:layer="layout" svg:x1="10.71cm" svg:y1="7.899cm" svg:x2="12.7cm" svg:y2="12.6cm" draw:start-shape="id98" draw:start-glue-point="2" draw:end-shape="id99" draw:end-glue-point="3" svg:d="M10710 7899v4701h1990" svg:viewBox="0 0 1991 4702">
          <text:p/>
        </draw:connector>
        <draw:connector draw:style-name="gr23" draw:text-style-name="P7" draw:layer="layout" draw:type="curve" svg:x1="8.286cm" svg:y1="7.002cm" svg:x2="12.7cm" svg:y2="9.6cm" draw:start-shape="id100" draw:start-glue-point="1" draw:end-shape="id97" svg:d="M8286 7002c3312 0 1105 2598 4414 2598" svg:viewBox="0 0 4415 2599">
          <text:p/>
        </draw:connector>
        <draw:custom-shape draw:style-name="gr367" draw:text-style-name="P25" draw:layer="layout" svg:width="2.6cm" svg:height="1cm" svg:x="12.7cm" svg:y="11.1cm">
          <text:p text:style-name="P24"><text:span text:style-name="T11">页面</text:span><text:span text:style-name="T1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7" draw:layer="layout" svg:x1="19.2cm" svg:y1="5.3cm" svg:x2="15.3cm" svg:y2="10.6cm" draw:start-shape="id101" draw:start-glue-point="1" draw:end-shape="id102" draw:end-glue-point="1" svg:d="M19200 5300h502v5300h-4402" svg:viewBox="0 0 4403 5301">
          <text:p/>
        </draw:connector>
        <draw:connector draw:style-name="gr23" draw:text-style-name="P7" draw:layer="layout" svg:x1="19.2cm" svg:y1="5.701cm" svg:x2="15.3cm" svg:y2="10.6cm" draw:start-shape="id103" draw:start-glue-point="1" draw:end-shape="id102" draw:end-glue-point="1" svg:d="M19200 5701h502v4899h-4402" svg:viewBox="0 0 4403 4900">
          <text:p/>
        </draw:connector>
        <draw:line draw:style-name="gr86" draw:text-style-name="P7" draw:layer="layout" svg:x1="1.387cm" svg:y1="11.6cm" svg:x2="1.479cm" svg:y2="20.5cm">
          <text:p/>
        </draw:line>
        <draw:connector draw:style-name="gr23" draw:text-style-name="P7" draw:layer="layout" svg:x1="3.6cm" svg:y1="2.1cm" svg:x2="4.793cm" svg:y2="0.6cm" draw:start-shape="id104" draw:start-glue-point="1" draw:end-shape="id82" draw:end-glue-point="3" svg:d="M3600 2100h597v-1500h596" svg:viewBox="0 0 1194 1501">
          <text:p/>
        </draw:connector>
      </draw:page>
      <draw:page draw:name="jjj" draw:style-name="dp1" draw:master-page-name="Default">
        <draw:custom-shape draw:style-name="gr368" draw:text-style-name="P5" xml:id="id108" draw:id="id108" draw:layer="layout" svg:width="3.492cm" svg:height="0.4cm" svg:x="12.108cm" svg:y="5.594cm">
          <text:p text:style-name="P4"><text:span text:style-name="T2">Struct pg_data_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9" draw:text-style-name="P6" draw:layer="layout" svg:width="3.492cm" svg:height="0.4cm" svg:x="12.108cm" svg:y="5.9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1" draw:text-style-name="P6" xml:id="id105" draw:id="id105" draw:layer="layout" svg:width="3.492cm" svg:height="0.4cm" svg:x="12.108cm" svg:y="6.795cm">
          <text:p text:style-name="P4"><text:span text:style-name="T2"><text:s text:c="3"/></text:span><text:span text:style-name="T2">.*node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0" draw:text-style-name="P6" draw:layer="layout" svg:width="3.492cm" svg:height="0.4cm" svg:x="12.108cm" svg:y="7.195cm">
          <text:p text:style-name="P4"><text:span text:style-name="T2"><text:s text:c="3"/></text:span><text:span text:style-name="T2">.node_zonelist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1" draw:text-style-name="P6" draw:layer="layout" svg:width="3.492cm" svg:height="0.4cm" svg:x="12.108cm" svg:y="6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2" draw:text-style-name="P6" draw:layer="layout" svg:width="3.492cm" svg:height="0.4cm" svg:x="12.108cm" svg:y="7.595cm">
          <text:p text:style-name="P4"><text:span text:style-name="T2"><text:s text:c="6"/></text:span><text:span text:style-name="T2">.* zone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3" draw:text-style-name="P6" draw:layer="layout" svg:width="3.492cm" svg:height="0.4cm" svg:x="12.108cm" svg:y="7.996cm">
          <text:p text:style-name="P4"><text:span text:style-name="T2"><text:s text:c="6"/></text:span><text:span text:style-name="T2">.gfp_ma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4" draw:text-style-name="P5" xml:id="id107" draw:id="id107" draw:layer="layout" svg:width="2.592cm" svg:height="0.9cm" svg:x="8.4cm" svg:y="4.096cm">
          <text:p text:style-name="P4"><text:span text:style-name="T4">*pgdat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5" draw:text-style-name="P5" xml:id="id106" draw:id="id106" draw:layer="layout" svg:width="3.492cm" svg:height="0.4cm" svg:x="17.309cm" svg:y="5.595cm">
          <text:p text:style-name="P4"><text:span text:style-name="T2">Struct pg_data_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6" draw:text-style-name="P6" draw:layer="layout" svg:width="3.492cm" svg:height="0.4cm" svg:x="17.309cm" svg:y="5.9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1" draw:text-style-name="P6" draw:layer="layout" svg:width="3.492cm" svg:height="0.4cm" svg:x="17.309cm" svg:y="6.796cm">
          <text:p text:style-name="P4"><text:span text:style-name="T2"><text:s text:c="3"/></text:span><text:span text:style-name="T2">.*node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7" draw:text-style-name="P6" draw:layer="layout" svg:width="3.492cm" svg:height="0.4cm" svg:x="17.309cm" svg:y="7.1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8" draw:text-style-name="P6" draw:layer="layout" svg:width="3.492cm" svg:height="0.4cm" svg:x="17.309cm" svg:y="6.3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9" draw:text-style-name="P6" draw:layer="layout" svg:width="3.492cm" svg:height="0.4cm" svg:x="17.309cm" svg:y="7.5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0" draw:text-style-name="P6" draw:layer="layout" svg:width="3.492cm" svg:height="0.4cm" svg:x="17.309cm" svg:y="7.9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draw:type="curve" svg:x1="15.6cm" svg:y1="6.995cm" svg:x2="17.309cm" svg:y2="5.795cm" draw:start-shape="id105" draw:start-glue-point="1" draw:end-shape="id106" draw:end-glue-point="3" svg:d="M15600 6995c1282 0 428-1200 1709-1200" svg:viewBox="0 0 1710 1201">
          <text:p/>
        </draw:connector>
        <draw:connector draw:style-name="gr23" draw:text-style-name="P7" draw:layer="layout" draw:type="curve" svg:x1="10.992cm" svg:y1="4.546cm" svg:x2="12.108cm" svg:y2="5.794cm" draw:start-shape="id107" draw:start-glue-point="1" draw:end-shape="id108" draw:end-glue-point="3" svg:d="M10992 4546c838 0 281 1248 1116 1248" svg:viewBox="0 0 1117 1249">
          <text:p/>
        </draw:connector>
        <draw:custom-shape draw:style-name="gr381" draw:text-style-name="P6" draw:layer="layout" svg:width="3.492cm" svg:height="0.4cm" svg:x="12.109cm" svg:y="8.396cm">
          <text:p text:style-name="P4"><text:span text:style-name="T2"><text:s text:c="3"/></text:span><text:span text:style-name="T2">.node_zonelist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2" draw:text-style-name="P6" xml:id="id109" draw:id="id109" draw:layer="layout" svg:width="3.492cm" svg:height="0.4cm" svg:x="12.109cm" svg:y="8.796cm">
          <text:p text:style-name="P4"><text:span text:style-name="T2"><text:s text:c="6"/></text:span><text:span text:style-name="T2">.* zone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3" draw:text-style-name="P6" draw:layer="layout" svg:width="3.492cm" svg:height="0.4cm" svg:x="12.109cm" svg:y="9.197cm">
          <text:p text:style-name="P4"><text:span text:style-name="T2"><text:s text:c="6"/></text:span><text:span text:style-name="T2">.gfp_ma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4" draw:text-style-name="P5" xml:id="id110" draw:id="id110" draw:layer="layout" svg:width="3.492cm" svg:height="0.4cm" svg:x="17.31cm" svg:y="10.096cm">
          <text:p text:style-name="P4"><text:span text:style-name="T2">struct zone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5" draw:text-style-name="P6" draw:layer="layout" svg:width="3.492cm" svg:height="0.4cm" svg:x="17.31cm" svg:y="10.496cm">
          <text:p text:style-name="P4"><text:span text:style-name="T2"><text:s text:c="3"/></text:span><text:span text:style-name="T2">.free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8" draw:text-style-name="P6" draw:layer="layout" svg:width="3.492cm" svg:height="0.4cm" svg:x="17.31cm" svg:y="11.2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6" draw:text-style-name="P6" draw:layer="layout" svg:width="3.492cm" svg:height="0.4cm" svg:x="17.31cm" svg:y="11.697cm">
          <text:p text:style-name="P4"><text:span text:style-name="T2"><text:s text:c="3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7" draw:text-style-name="P6" draw:layer="layout" svg:width="3.492cm" svg:height="0.4cm" svg:x="17.31cm" svg:y="10.896cm">
          <text:p text:style-name="P4"><text:span text:style-name="T2"><text:s text:c="3"/></text:span><text:span text:style-name="T2">.pages_lo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8" draw:text-style-name="P6" draw:layer="layout" svg:width="3.492cm" svg:height="0.4cm" svg:x="17.31cm" svg:y="12.097cm">
          <text:p text:style-name="P4"><text:span text:style-name="T2"><text:s text:c="3"/></text:span><text:span text:style-name="T2">.free_area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9" draw:text-style-name="P6" draw:layer="layout" svg:width="3.492cm" svg:height="0.4cm" svg:x="17.31cm" svg:y="12.498cm">
          <text:p text:style-name="P4"><text:span text:style-name="T2"><text:s text:c="6"/></text:span><text:span text:style-name="T2">.fre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draw:type="curve" svg:x1="15.601cm" svg:y1="8.996cm" svg:x2="17.31cm" svg:y2="10.296cm" draw:start-shape="id109" draw:start-glue-point="1" draw:end-shape="id110" draw:end-glue-point="3" svg:d="M15601 8996c1282 0 428 1300 1709 1300" svg:viewBox="0 0 1710 1301">
          <text:p/>
        </draw:connector>
        <draw:custom-shape draw:style-name="gr390" draw:text-style-name="P6" draw:layer="layout" svg:width="3.492cm" svg:height="0.4cm" svg:x="17.311cm" svg:y="12.899cm">
          <text:p text:style-name="P4"><text:span text:style-name="T2"><text:s text:c="6"/></text:span><text:span text:style-name="T2">.*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1" draw:text-style-name="P5" xml:id="id111" draw:id="id111" draw:layer="layout" svg:width="3.492cm" svg:height="0.4cm" svg:x="21.711cm" svg:y="10.097cm">
          <text:p text:style-name="P4"><text:span text:style-name="T2">struct zone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2" draw:text-style-name="P6" draw:layer="layout" svg:width="3.492cm" svg:height="0.4cm" svg:x="21.711cm" svg:y="10.497cm">
          <text:p text:style-name="P4"><text:span text:style-name="T2"><text:s text:c="3"/></text:span><text:span text:style-name="T2">.free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8" draw:text-style-name="P6" draw:layer="layout" svg:width="3.492cm" svg:height="0.4cm" svg:x="21.711cm" svg:y="11.2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3" draw:text-style-name="P6" draw:layer="layout" svg:width="3.492cm" svg:height="0.4cm" svg:x="21.711cm" svg:y="11.698cm">
          <text:p text:style-name="P4"><text:span text:style-name="T2"><text:s text:c="3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4" draw:text-style-name="P6" draw:layer="layout" svg:width="3.492cm" svg:height="0.4cm" svg:x="21.711cm" svg:y="10.897cm">
          <text:p text:style-name="P4"><text:span text:style-name="T2"><text:s text:c="3"/></text:span><text:span text:style-name="T2">.pages_lo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5" draw:text-style-name="P6" draw:layer="layout" svg:width="3.492cm" svg:height="0.4cm" svg:x="21.711cm" svg:y="12.098cm">
          <text:p text:style-name="P4"><text:span text:style-name="T2"><text:s text:c="3"/></text:span><text:span text:style-name="T2">.free_area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6" draw:text-style-name="P6" draw:layer="layout" svg:width="3.492cm" svg:height="0.4cm" svg:x="21.711cm" svg:y="12.499cm">
          <text:p text:style-name="P4"><text:span text:style-name="T2"><text:s text:c="6"/></text:span><text:span text:style-name="T2">.fre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7" draw:text-style-name="P6" draw:layer="layout" svg:width="3.492cm" svg:height="0.4cm" svg:x="21.712cm" svg:y="12.9cm">
          <text:p text:style-name="P4"><text:span text:style-name="T2"><text:s text:c="6"/></text:span><text:span text:style-name="T2">.*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draw:type="curve" svg:x1="15.601cm" svg:y1="8.996cm" svg:x2="21.711cm" svg:y2="10.297cm" draw:start-shape="id109" draw:start-glue-point="1" draw:end-shape="id111" draw:end-glue-point="3" svg:d="M15601 8996c4584 0 1529 1301 6110 1301" svg:viewBox="0 0 6111 13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Droid Sans Fallback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Droid Sans Fallback1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roid Sans Fallback" fo:font-size="24pt" fo:language="en" fo:country="US" style:font-name-asian="Droid Sans Fallback1" style:font-size-asian="24pt" style:language-asian="zh" style:country-asian="CN" style:font-name-complex="Droid Sans Fallback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8T00:40:48</meta:creation-date>
    <meta:editing-duration>P10DT23H48M56S</meta:editing-duration>
    <meta:editing-cycles>877</meta:editing-cycles>
    <meta:generator>LibreOffice/5.2.5.1$Windows_x86 LibreOffice_project/0312e1a284a7d50ca85a365c316c7abbf20a4d22</meta:generator>
    <meta:initial-creator>fhy </meta:initial-creator>
    <dc:date>2017-04-05T20:33:20.199000000</dc:date>
    <meta:document-statistic meta:object-count="521"/>
  </office:meta>
</office:document-meta>
</file>